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OpenSymbol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6" style:family="table">
      <style:table-properties style:width="9.156cm" fo:margin-left="0cm" table:align="left"/>
    </style:style>
    <style:style style:name="Table6.A" style:family="table-column">
      <style:table-column-properties style:column-width="0.967cm"/>
    </style:style>
    <style:style style:name="Table6.B" style:family="table-column">
      <style:table-column-properties style:column-width="2.055cm"/>
    </style:style>
    <style:style style:name="Table6.C" style:family="table-column">
      <style:table-column-properties style:column-width="2.034cm"/>
    </style:style>
    <style:style style:name="Table6.D" style:family="table-column">
      <style:table-column-properties style:column-width="2.24cm"/>
    </style:style>
    <style:style style:name="Table6.E" style:family="table-column">
      <style:table-column-properties style:column-width="1.861cm"/>
    </style:style>
    <style:style style:name="Table6.1" style:family="table-row">
      <style:table-row-properties style:row-height="0.801cm"/>
    </style:style>
    <style:style style:name="Table6.A1" style:family="table-cell">
      <style:table-cell-properties style:vertical-align="middle"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style:vertical-align="middle" fo:padding="0.097cm" fo:border="0.5pt solid #000000"/>
    </style:style>
    <style:style style:name="Table6.A2" style:family="table-cell">
      <style:table-cell-properties style:vertical-align="middle"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151cm" table:align="margins"/>
    </style:style>
    <style:style style:name="Table2.A" style:family="table-column">
      <style:table-column-properties style:column-width="0.967cm" style:rel-column-width="6926*"/>
    </style:style>
    <style:style style:name="Table2.B" style:family="table-column">
      <style:table-column-properties style:column-width="2.055cm" style:rel-column-width="14713*"/>
    </style:style>
    <style:style style:name="Table2.C" style:family="table-column">
      <style:table-column-properties style:column-width="2.034cm" style:rel-column-width="14571*"/>
    </style:style>
    <style:style style:name="Table2.E" style:family="table-column">
      <style:table-column-properties style:column-width="2.041cm" style:rel-column-width="14612*"/>
    </style:style>
    <style:style style:name="Table2.1" style:family="table-row">
      <style:table-row-properties style:row-height="0.801cm"/>
    </style:style>
    <style:style style:name="Table2.A1" style:family="table-cell">
      <style:table-cell-properties style:vertical-align="middle"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0.967cm" style:rel-column-width="6926*"/>
    </style:style>
    <style:style style:name="Table1.B" style:family="table-column">
      <style:table-column-properties style:column-width="2.055cm" style:rel-column-width="14713*"/>
    </style:style>
    <style:style style:name="Table1.C" style:family="table-column">
      <style:table-column-properties style:column-width="2.034cm" style:rel-column-width="14571*"/>
    </style:style>
    <style:style style:name="Table1.E" style:family="table-column">
      <style:table-column-properties style:column-width="2.041cm" style:rel-column-width="14612*"/>
    </style:style>
    <style:style style:name="Table1.1" style:family="table-row">
      <style:table-row-properties style:row-height="0.801cm"/>
    </style:style>
    <style:style style:name="Table1.A1" style:family="table-cell">
      <style:table-cell-properties style:vertical-align="middle"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4" style:family="paragraph" style:parent-style-name="Footer">
      <style:text-properties officeooo:rsid="00178920" officeooo:paragraph-rsid="00178920"/>
    </style:style>
    <style:style style:name="P45" style:family="paragraph" style:parent-style-name="Footer">
      <style:text-properties officeooo:paragraph-rsid="00c384cf"/>
    </style:style>
    <style:style style:name="P46" style:family="paragraph" style:parent-style-name="Footer">
      <style:paragraph-properties fo:text-align="start" style:justify-single-word="false"/>
      <style:text-properties officeooo:paragraph-rsid="0211dd7e"/>
    </style:style>
    <style:style style:name="P47" style:family="paragraph" style:parent-style-name="Footer">
      <style:paragraph-properties fo:text-align="start" style:justify-single-word="false"/>
      <style:text-properties officeooo:paragraph-rsid="00d4df5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8d016c"/>
    </style:style>
    <style:style style:name="P50" style:family="paragraph" style:parent-style-name="Footer">
      <style:text-properties officeooo:paragraph-rsid="010f7046"/>
    </style:style>
    <style:style style:name="P51" style:family="paragraph" style:parent-style-name="Footer">
      <style:text-properties officeooo:paragraph-rsid="01120261"/>
    </style:style>
    <style:style style:name="P52" style:family="paragraph" style:parent-style-name="Footer">
      <style:paragraph-properties fo:text-align="end" style:justify-single-word="false"/>
      <style:text-properties officeooo:paragraph-rsid="00d4df5c"/>
    </style:style>
    <style:style style:name="P53" style:family="paragraph" style:parent-style-name="Footer">
      <style:text-properties officeooo:paragraph-rsid="00d4df5c"/>
    </style:style>
    <style:style style:name="P54" style:family="paragraph" style:parent-style-name="Footer">
      <style:text-properties officeooo:paragraph-rsid="00863005"/>
    </style:style>
    <style:style style:name="P55" style:family="paragraph" style:parent-style-name="Footer">
      <style:text-properties officeooo:paragraph-rsid="030c4d7d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Header">
      <style:paragraph-properties fo:text-align="start" style:justify-single-word="false"/>
      <style:text-properties officeooo:paragraph-rsid="0211dd7e"/>
    </style:style>
    <style:style style:name="P68" style:family="paragraph" style:parent-style-name="Header">
      <style:paragraph-properties fo:text-align="start" style:justify-single-word="false"/>
      <style:text-properties officeooo:paragraph-rsid="0289fb01"/>
    </style:style>
    <style:style style:name="P69" style:family="paragraph" style:parent-style-name="Header">
      <style:paragraph-properties fo:text-align="start" style:justify-single-word="false"/>
      <style:text-properties officeooo:paragraph-rsid="02a56131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center" style:justify-single-word="false"/>
      <style:text-properties officeooo:paragraph-rsid="00ab054e"/>
    </style:style>
    <style:style style:name="P74" style:family="paragraph" style:parent-style-name="Header">
      <style:paragraph-properties fo:text-align="center" style:justify-single-word="false"/>
      <style:text-properties officeooo:paragraph-rsid="00c10aa6"/>
    </style:style>
    <style:style style:name="P7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0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1" style:family="paragraph" style:parent-style-name="_5f_Header_20_D_20_page_20_impaire_20__28_D_29_">
      <style:text-properties officeooo:paragraph-rsid="01a13e78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impaire_20__28_D_29_">
      <style:text-properties officeooo:paragraph-rsid="00c87b35"/>
    </style:style>
    <style:style style:name="P84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5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paragraph-properties fo:text-align="start" style:justify-single-word="false"/>
    </style:style>
    <style:style style:name="P88" style:family="paragraph" style:parent-style-name="_5f_Header_20_G_20_page_20_paire_20__28_G_29_">
      <style:text-properties officeooo:paragraph-rsid="0334a5b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1" style:family="paragraph" style:parent-style-name="_5f_Paragraphe_5f_Réponse_5f_Pointillés_5f_Grisés">
      <style:text-properties fo:color="#b3b3b3" loext:opacity="100%" style:font-name="Bitstream Vera Sans2" fo:font-size="10pt" fo:font-style="normal" officeooo:paragraph-rsid="0214f32d" fo:background-color="transparent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aragraphe_5f_Réponse_5f_Elève" style:list-style-name="">
      <style:text-properties officeooo:paragraph-rsid="021ad671"/>
    </style:style>
    <style:style style:name="P108" style:family="paragraph" style:parent-style-name="_5f_Paragraphe_5f_Réponse_5f_Pointillés_5f_Grisés">
      <style:text-properties fo:color="#b3b3b3" loext:opacity="100%" style:font-name="Bitstream Vera Sans2" fo:font-size="10pt" fo:font-style="normal" officeooo:paragraph-rsid="0216bd4a" fo:background-color="transparent"/>
    </style:style>
    <style:style style:name="P109" style:family="paragraph" style:parent-style-name="_5f_Paragraphe_5f_avec_5f_Num_5f_Question" style:list-style-name="_5f_Numérotation_20_des_20_exercices"/>
    <style:style style:name="P110" style:family="paragraph" style:parent-style-name="_5f_Paragraphe_5f_avec_5f_Num_5f_Question" style:list-style-name="_5f_Numérotation_20_des_20_exercices">
      <style:text-properties officeooo:paragraph-rsid="02186bc5"/>
    </style:style>
    <style:style style:name="P111" style:family="paragraph" style:parent-style-name="_5f_Premier_5f_Titre_5f_Exercices_5f_avec_5f_Num_5f_Exo_5f_sans_5f_Titre" style:master-page-name="_32__5f_8_5f_SERIE_5f_M_5f_GAUCHE_5f_ET_5f_DROITE_5f_2COL">
      <style:paragraph-properties style:page-number="207" fo:break-before="auto" fo:break-after="auto"/>
    </style:style>
    <style:style style:name="P112" style:family="paragraph" style:parent-style-name="_5f_Tableau_5f_Centré">
      <style:text-properties officeooo:paragraph-rsid="0217debd"/>
    </style:style>
    <style:style style:name="P113" style:family="paragraph" style:parent-style-name="_5f_Tableau_5f_Centré">
      <style:text-properties fo:color="#b3b3b3" loext:opacity="100%" style:font-name="Bitstream Vera Sans2" fo:font-size="10pt" fo:language="fr" fo:country="FR" fo:font-style="normal" officeooo:paragraph-rsid="0217debd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4" style:family="paragraph" style:parent-style-name="_5f_Tableau_5f_Centré">
      <style:text-properties fo:color="#b3b3b3" loext:opacity="100%" style:font-name="Bitstream Vera Sans2" fo:font-size="10pt" fo:language="fr" fo:country="FR" fo:font-style="normal" officeooo:paragraph-rsid="0218fa34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5" style:family="paragraph" style:parent-style-name="_5f_Tableau_5f_Centré">
      <style:text-properties fo:color="#b3b3b3" loext:opacity="100%" style:font-name="Bitstream Vera Sans2" fo:font-size="10pt" fo:language="fr" fo:country="FR" fo:font-style="normal" officeooo:paragraph-rsid="021ad671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6" style:family="paragraph" style:parent-style-name="_5f_Tableau_5f_Centré">
      <style:text-properties officeooo:paragraph-rsid="0218fa34"/>
    </style:style>
    <style:style style:name="P117" style:family="paragraph" style:parent-style-name="_5f_Tableau_5f_Centré">
      <style:text-properties fo:color="#000000" loext:opacity="100%" style:font-name="Bitstream Vera Sans" fo:font-size="10pt" fo:language="fr" fo:country="FR" officeooo:paragraph-rsid="021ad671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8" style:family="paragraph" style:parent-style-name="_5f_Tableau_5f_Centré">
      <style:text-properties fo:color="#000000" loext:opacity="100%" style:font-name="Bitstream Vera Sans" fo:font-size="9pt" fo:language="fr" fo:country="FR" officeooo:paragraph-rsid="021ae80e" style:letter-kerning="true" fo:background-color="#ffff00" style:font-name-asian="Bitstream Vera Sans6" style:font-size-asian="9pt" style:language-asian="zh" style:country-asian="CN" style:font-name-complex="Bitstream Vera Sans6" style:font-size-complex="9pt" style:language-complex="hi" style:country-complex="IN"/>
    </style:style>
    <style:style style:name="P119" style:family="paragraph" style:parent-style-name="_5f_Tableau_5f_Centré">
      <style:text-properties fo:color="#000000" loext:opacity="100%" style:font-name="Bitstream Vera Sans" fo:font-size="8pt" fo:language="fr" fo:country="FR" officeooo:paragraph-rsid="021ae80e" style:letter-kerning="true" fo:background-color="#ffff00" style:font-name-asian="Bitstream Vera Sans6" style:font-size-asian="8pt" style:language-asian="zh" style:country-asian="CN" style:font-name-complex="Bitstream Vera Sans6" style:font-size-complex="8pt" style:language-complex="hi" style:country-complex="IN"/>
    </style:style>
    <style:style style:name="P120" style:family="paragraph" style:parent-style-name="_5f_Titre_5f_Exercices_5f_sans_5f_Titre" style:list-style-name="_5f_Numérotation_20_des_20_exercices"/>
    <style:style style:name="P121" style:family="paragraph" style:parent-style-name="_5f_Titre_5f_Exercices_5f_sans_5f_Titre" style:list-style-name="_5f_Numérotation_20_des_20_exercices">
      <style:text-properties officeooo:paragraph-rsid="021ad671"/>
    </style:style>
    <style:style style:name="P12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text-align="center"/>
    </style:style>
    <style:style style:name="P12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7e12c"/>
    </style:style>
    <style:style style:name="P12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30" style:family="paragraph">
      <loext:graphic-properties draw:fill="solid" draw:fill-color="#7fb241"/>
    </style:style>
    <style:style style:name="P131" style:family="paragraph">
      <loext:graphic-properties draw:fill="solid" draw:fill-color="#1ca2b8"/>
    </style:style>
    <style:style style:name="P13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d62e4e"/>
    </style:style>
    <style:style style:name="P13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35" style:family="paragraph">
      <loext:graphic-properties draw:fill-color="#2a6099"/>
      <style:paragraph-properties fo:text-align="center"/>
    </style:style>
    <style:style style:name="P136" style:family="paragraph">
      <loext:graphic-properties draw:fill="solid" draw:fill-color="#ead6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daa77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style:paragraph-properties fo:margin-left="0cm" fo:margin-right="0cm" fo:margin-top="0cm" fo:margin-bottom="0cm" fo:line-height="100%" fo:text-indent="0cm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44" style:family="paragraph">
      <style:paragraph-properties fo:margin-left="0cm" fo:margin-right="0cm" fo:margin-top="0cm" fo:margin-bottom="0cm" fo:line-height="100%" fo:text-align="center" fo:text-indent="0cm"/>
    </style:style>
    <style:style style:name="P145" style:family="paragraph">
      <loext:graphic-properties draw:fill="none" draw:fill-color="#ffe6b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8d016c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4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2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26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27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28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29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4" style:family="text">
      <style:text-properties fo:font-variant="small-caps" fo:color="#9d0f89" loext:opacity="100%" style:font-name="Bitstream Vera Sans" fo:font-size="16pt" fo:font-weight="bold" officeooo:rsid="01a13e78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6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65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6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6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6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1fe03f2"/>
    </style:style>
    <style:style style:name="T150" style:family="text">
      <style:text-properties officeooo:rsid="010c4d3a"/>
    </style:style>
    <style:style style:name="T151" style:family="text">
      <style:text-properties officeooo:rsid="00b6801f"/>
    </style:style>
    <style:style style:name="T152" style:family="text">
      <style:text-properties fo:font-size="16pt" style:font-size-asian="16pt" style:font-size-complex="16pt"/>
    </style:style>
    <style:style style:name="T153" style:family="text">
      <style:text-properties officeooo:rsid="01f8729d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60d7ef"/>
    </style:style>
    <style:style style:name="T158" style:family="text">
      <style:text-properties officeooo:rsid="02735980"/>
    </style:style>
    <style:style style:name="T159" style:family="text">
      <style:text-properties officeooo:rsid="02757f12"/>
    </style:style>
    <style:style style:name="T160" style:family="text">
      <style:text-properties officeooo:rsid="0272f9e5"/>
    </style:style>
    <style:style style:name="T161" style:family="text">
      <style:text-properties officeooo:rsid="026ec296"/>
    </style:style>
    <style:style style:name="T162" style:family="text">
      <style:text-properties officeooo:rsid="0268e0aa"/>
    </style:style>
    <style:style style:name="T163" style:family="text">
      <style:text-properties officeooo:rsid="0072f07f"/>
    </style:style>
    <style:style style:name="T16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5" style:family="text">
      <style:text-properties officeooo:rsid="014407b5"/>
    </style:style>
    <style:style style:name="T166" style:family="text">
      <style:text-properties officeooo:rsid="0334a5be"/>
    </style:style>
    <style:style style:name="T167" style:family="text">
      <style:text-properties officeooo:rsid="0315af39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officeooo:rsid="0214f32d"/>
    </style:style>
    <style:style style:name="T181" style:family="text">
      <style:text-properties fo:color="#b3b3b3" loext:opacity="100%" style:font-name="Bitstream Vera Sans2" fo:font-size="10pt" fo:font-style="normal" officeooo:rsid="021ad671" fo:background-color="transparent" loext:char-shading-value="0"/>
    </style:style>
    <style:style style:name="T182" style:family="text">
      <style:text-properties fo:font-style="normal"/>
    </style:style>
    <style:style style:name="T183" style:family="text">
      <style:text-properties fo:font-style="normal" officeooo:rsid="0214f32d"/>
    </style:style>
    <style:style style:name="T184" style:family="text">
      <style:text-properties fo:font-style="normal" officeooo:rsid="0217debd"/>
    </style:style>
    <style:style style:name="T185" style:family="text">
      <style:text-properties fo:font-style="normal" officeooo:rsid="021ad671"/>
    </style:style>
    <style:style style:name="T186" style:family="text">
      <style:text-properties officeooo:rsid="0216bd4a"/>
    </style:style>
    <style:style style:name="T187" style:family="text">
      <style:text-properties officeooo:rsid="0217debd"/>
    </style:style>
    <style:style style:name="T188" style:family="text">
      <style:text-properties fo:color="#000000" loext:opacity="100%" style:font-name="Bitstream Vera Sans" fo:font-size="10pt" fo:language="fr" fo:country="FR" fo:font-style="normal" officeooo:rsid="021ad67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9" style:family="text">
      <style:text-properties fo:color="#000000" loext:opacity="100%" style:font-name="Bitstream Vera Sans" fo:font-size="10pt" fo:language="fr" fo:country="FR" officeooo:rsid="0217deb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0" style:family="text">
      <style:text-properties fo:color="#000000" loext:opacity="100%" style:font-name="Bitstream Vera Sans" fo:font-size="10pt" fo:language="fr" fo:country="FR" officeooo:rsid="0218fa3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1" style:family="text">
      <style:text-properties fo:color="#000000" loext:opacity="100%" style:font-name="Bitstream Vera Sans" fo:font-size="10pt" fo:language="fr" fo:country="FR" officeooo:rsid="021ad67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2" style:family="text">
      <style:text-properties fo:color="#000000" loext:opacity="100%" style:font-name="Bitstream Vera Sans" fo:font-size="10pt" fo:language="fr" fo:country="FR" officeooo:rsid="021ae80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color="#000000" loext:opacity="100%" style:font-name="Bitstream Vera Sans" fo:font-size="10pt" fo:language="fr" fo:country="FR" officeooo:rsid="021ad671" style:letter-kerning="true" fo:background-color="#ffff00" loext:char-shading-value="0" style:font-name-asian="Bitstream Vera Sans6" style:font-size-asian="10pt" style:language-asian="zh" style:country-asian="CN" style:font-name-complex="Bitstream Vera Sans6" style:font-size-complex="10pt" style:language-complex="hi" style:country-complex="IN"/>
    </style:style>
    <style:style style:name="T194" style:family="text">
      <style:text-properties fo:color="#000000" loext:opacity="100%" style:font-name="Bitstream Vera Sans" fo:language="fr" fo:country="FR" officeooo:rsid="021ad671" style:letter-kerning="true" fo:background-color="#ffff00" loext:char-shading-value="0" style:font-name-asian="Bitstream Vera Sans6" style:language-asian="zh" style:country-asian="CN" style:font-name-complex="Bitstream Vera Sans6" style:language-complex="hi" style:country-complex="IN"/>
    </style:style>
    <style:style style:name="T195" style:family="text">
      <style:text-properties fo:color="#000000" loext:opacity="100%" style:font-name="Bitstream Vera Sans" fo:language="fr" fo:country="FR" officeooo:rsid="021ae80e" style:letter-kerning="true" fo:background-color="#ffff00" loext:char-shading-value="0" style:font-name-asian="Bitstream Vera Sans6" style:language-asian="zh" style:country-asian="CN" style:font-name-complex="Bitstream Vera Sans6" style:language-complex="hi" style:country-complex="IN"/>
    </style:style>
    <style:style style:name="T196" style:family="text">
      <style:text-properties fo:color="#000000" loext:opacity="100%" style:font-name="Bitstream Vera Sans" fo:font-size="8pt" fo:language="fr" fo:country="FR" fo:font-style="normal" officeooo:rsid="0217debd" style:letter-kerning="true" fo:background-color="#ffff00" loext:char-shading-value="0" style:font-name-asian="Bitstream Vera Sans6" style:font-size-asian="8pt" style:language-asian="zh" style:country-asian="CN" style:font-name-complex="Bitstream Vera Sans6" style:font-size-complex="8pt" style:language-complex="hi" style:country-complex="IN"/>
    </style:style>
    <style:style style:name="T197" style:family="text">
      <style:text-properties fo:color="#000000" loext:opacity="100%" style:font-name="Bitstream Vera Sans" fo:font-size="8pt" fo:language="fr" fo:country="FR" officeooo:rsid="021ad671" style:letter-kerning="true" fo:background-color="#ffff00" loext:char-shading-value="0" style:font-name-asian="Bitstream Vera Sans6" style:font-size-asian="8pt" style:language-asian="zh" style:country-asian="CN" style:font-name-complex="Bitstream Vera Sans6" style:font-size-complex="8pt" style:language-complex="hi" style:country-complex="IN"/>
    </style:style>
    <style:style style:name="T198" style:family="text">
      <style:text-properties fo:color="#000000" loext:opacity="100%" style:font-name="Bitstream Vera Sans" fo:font-size="8pt" fo:language="fr" fo:country="FR" officeooo:rsid="021ae80e" style:letter-kerning="true" fo:background-color="#ffff00" loext:char-shading-value="0" style:font-name-asian="Bitstream Vera Sans6" style:font-size-asian="8pt" style:language-asian="zh" style:country-asian="CN" style:font-name-complex="Bitstream Vera Sans6" style:font-size-complex="8pt" style:language-complex="hi" style:country-complex="IN"/>
    </style:style>
    <style:style style:name="T199" style:family="text">
      <style:text-properties fo:color="#000000" loext:opacity="100%" style:font-name="Bitstream Vera Sans" fo:font-size="9pt" fo:language="fr" fo:country="FR" officeooo:rsid="021ad671" style:letter-kerning="true" fo:background-color="#ffff00" loext:char-shading-value="0" style:font-name-asian="Bitstream Vera Sans6" style:font-size-asian="9pt" style:language-asian="zh" style:country-asian="CN" style:font-name-complex="Bitstream Vera Sans6" style:font-size-complex="9pt" style:language-complex="hi" style:country-complex="IN"/>
    </style:style>
    <style:style style:name="T200" style:family="text">
      <style:text-properties fo:color="#000000" loext:opacity="100%" style:font-name="Bitstream Vera Sans" fo:font-size="9pt" fo:language="fr" fo:country="FR" officeooo:rsid="021ae80e" style:letter-kerning="true" fo:background-color="#ffff00" loext:char-shading-value="0" style:font-name-asian="Bitstream Vera Sans6" style:font-size-asian="9pt" style:language-asian="zh" style:country-asian="CN" style:font-name-complex="Bitstream Vera Sans6" style:font-size-complex="9pt" style:language-complex="hi" style:country-complex="IN"/>
    </style:style>
    <style:style style:name="T201" style:family="text">
      <style:text-properties fo:color="#000000" loext:opacity="100%" style:font-name="OpenSymbol" fo:font-size="10pt" fo:language="fr" fo:country="FR" fo:font-style="normal" officeooo:rsid="021ad67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2" style:family="text">
      <style:text-properties fo:font-size="8pt" style:font-size-asian="8pt" style:font-size-complex="8pt"/>
    </style:style>
    <style:style style:name="T203" style:family="text">
      <style:text-properties fo:font-size="8pt" officeooo:rsid="021ad671" style:font-size-asian="8pt" style:font-size-complex="8pt"/>
    </style:style>
    <style:style style:name="T204" style:family="text">
      <style:text-properties fo:font-size="8pt" officeooo:rsid="021ae80e" style:font-size-asian="8pt" style:font-size-complex="8pt"/>
    </style:style>
    <style:style style:name="T205" style:family="text">
      <style:text-properties fo:font-size="8pt" fo:font-style="normal" style:font-size-asian="8pt" style:font-size-complex="8pt"/>
    </style:style>
    <style:style style:name="T206" style:family="text">
      <style:text-properties fo:font-size="8pt" fo:font-style="normal" officeooo:rsid="0217debd" style:font-size-asian="8pt" style:font-size-complex="8pt"/>
    </style:style>
    <style:style style:name="T207" style:family="text">
      <style:text-properties officeooo:rsid="02186bc5"/>
    </style:style>
    <style:style style:name="T208" style:family="text">
      <style:text-properties officeooo:rsid="0218fa34"/>
    </style:style>
    <style:style style:name="T209" style:family="text">
      <style:text-properties officeooo:rsid="021ad671"/>
    </style:style>
    <style:style style:name="T210" style:family="text">
      <style:text-properties fo:font-size="9pt" style:font-size-asian="9pt" style:font-size-complex="9pt"/>
    </style:style>
    <style:style style:name="T211" style:family="text">
      <style:text-properties fo:font-size="9pt" officeooo:rsid="021ad671" style:font-size-asian="9pt" style:font-size-complex="9pt"/>
    </style:style>
    <style:style style:name="T212" style:family="text">
      <style:text-properties fo:font-size="9pt" officeooo:rsid="021ae80e" style:font-size-asian="9pt" style:font-size-complex="9pt"/>
    </style:style>
    <style:style style:name="T213" style:family="text">
      <style:text-properties fo:font-size="9pt" officeooo:rsid="02186bc5" style:font-size-asian="9pt" style:font-size-complex="9pt"/>
    </style:style>
    <style:style style:name="T214" style:family="text">
      <style:text-properties fo:font-size="9pt" officeooo:rsid="021ae80e" style:font-size-asian="9pt"/>
    </style:style>
    <style:style style:name="T215" style:family="text">
      <style:text-properties officeooo:rsid="021ad671" style:font-size-complex="9pt"/>
    </style:style>
    <style:style style:name="T216" style:family="text">
      <style:text-properties officeooo:rsid="021ae80e" style:font-size-complex="9pt"/>
    </style:style>
    <style:style style:name="T217" style:family="text">
      <style:text-properties officeooo:rsid="021ae80e"/>
    </style:style>
    <style:style style:name="T218" style:family="text">
      <style:text-properties fo:font-size="10pt" officeooo:rsid="021ad671" style:font-size-asian="10pt" style:font-size-complex="10pt"/>
    </style:style>
    <style:style style:name="T219" style:family="text">
      <style:text-properties fo:font-size="10pt" officeooo:rsid="021ae80e" style:font-size-asian="10pt" style:font-size-complex="10pt"/>
    </style:style>
    <style:style style:name="T220" style:family="text"/>
    <style:style style:name="T221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222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223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ead6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daa77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a9ce7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none" draw:stroke-dash="Dashed_20__28_var_29__20_7409" svg:stroke-width="0.019cm" svg:stroke-color="#b3b3b3" draw:marker-start="" draw:marker-start-width="0.3cm" draw:marker-start-center="false" draw:marker-end="" draw:marker-end-width="0.3cm" draw:marker-end-center="false" draw:fill="solid" draw:fill-color="#ead6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ead6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solid" draw:fill-color="#a9ce7b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style:run-through="foreground"/>
    </style:style>
    <style:style style:name="gr3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47cm" fo:min-width="0.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46cm" fo:min-width="0.0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47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47cm" fo:min-width="0.29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46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49cm" fo:min-width="0.19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44cm" fo:min-width="0.43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47cm" fo:min-width="0.29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e6b3" draw:textarea-horizontal-align="left" draw:auto-grow-height="true" draw:auto-grow-width="true" fo:min-height="0.647cm" fo:min-width="0.15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47cm" fo:min-width="0.15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44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46cm" fo:min-width="0.15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_0" draw:style-name="gr18" draw:text-style-name="P134" svg:width="3.918cm" svg:height="1.031cm" draw:transform="rotate (0.0876155284501153) translate (0.137583333333333cm 0.342194444444444cm)">
        <draw:text-box>
          <text:p text:style-name="P123"><text:span text:style-name="T222">Fiche supplémentaire</text:span></text:p>
        </draw:text-box>
      </draw:frame>
      <draw:frame text:anchor-type="page" text:anchor-page-number="1" draw:z-index="3" draw:name="Shape2_1" draw:style-name="gr19" draw:text-style-name="P129" svg:width="3.857cm" svg:height="0.805cm" draw:transform="rotate (0.0872664625997165) translate (0.467430555555556cm 1.34055555555556cm)">
        <draw:text-box>
          <text:p text:style-name="P123"><text:span text:style-name="T221">Série 8</text:span></text:p>
        </draw:text-box>
      </draw:frame>
      <draw:line text:anchor-type="page" text:anchor-page-number="1" draw:z-index="2" draw:name="Shape3_0" draw:style-name="gr20" draw:text-style-name="P135" svg:x1="9.682cm" svg:y1="1.377cm" svg:x2="21.997cm" svg:y2="1.365cm">
        <text:p/>
      </draw:line>
      <draw:path text:anchor-type="page" text:anchor-page-number="1" draw:z-index="1" draw:name="Shape1_3" draw:style-name="gr21" draw:text-style-name="P130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3089015091" text:style-name="_5f_Numérotation_20_des_20_exercices">
          <text:list-item text:start-value="1">
            <text:h text:style-name="P111" text:outline-level="1" text:restart-numbering="true" text:start-value="1"><text:span text:style-name="Character_5f_20_5f_style">Parmi les figures ci-dessous, quelles sont celles qui ont :</text:span></text:h>
          </text:list-item>
        </text:list>
        <text:h text:style-name="_5f_Paragraphe" text:outline-level="1"><draw:g text:anchor-type="char" draw:z-index="0" draw:name="Shape75" draw:style-name="gr22"><draw:rect draw:style-name="gr23" draw:text-style-name="P136" svg:width="0.431cm" svg:height="0.424cm" svg:x="0.505cm" svg:y="0.079cm"><text:p/></draw:rect><draw:rect draw:style-name="gr23" draw:text-style-name="P136" svg:width="0.44cm" svg:height="0.424cm" svg:x="0.935cm" svg:y="0.079cm"><text:p/></draw:rect><draw:rect draw:style-name="gr23" draw:text-style-name="P136" svg:width="0.431cm" svg:height="0.436cm" svg:x="0.505cm" svg:y="0.495cm"><text:p/></draw:rect><draw:rect draw:style-name="gr24" draw:text-style-name="P137" svg:width="0.865cm" svg:height="0.856cm" svg:x="0.505cm" svg:y="1.344cm"><text:p/></draw:rect><draw:rect draw:style-name="gr25" draw:text-style-name="P138" svg:width="0.435cm" svg:height="0.424cm" svg:x="1.806cm" svg:y="0.079cm"><text:p/></draw:rect><draw:rect draw:style-name="gr25" draw:text-style-name="P138" svg:width="0.435cm" svg:height="0.436cm" svg:x="1.806cm" svg:y="0.495cm"><text:p/></draw:rect><draw:rect draw:style-name="gr25" draw:text-style-name="P138" svg:width="0.436cm" svg:height="0.436cm" svg:x="2.235cm" svg:y="0.495cm"><text:p/></draw:rect><draw:rect draw:style-name="gr25" draw:text-style-name="P138" svg:width="0.436cm" svg:height="0.424cm" svg:x="2.235cm" svg:y="0.079cm"><text:p/></draw:rect><draw:rect draw:style-name="gr25" draw:text-style-name="P138" svg:width="0.433cm" svg:height="0.436cm" svg:x="2.667cm" svg:y="0.495cm"><text:p/></draw:rect><draw:rect draw:style-name="gr25" draw:text-style-name="P138" svg:width="0.442cm" svg:height="0.424cm" svg:x="6.121cm" svg:y="0.079cm"><text:p/></draw:rect><draw:rect draw:style-name="gr25" draw:text-style-name="P138" svg:width="0.442cm" svg:height="0.436cm" svg:x="6.121cm" svg:y="0.495cm"><text:p/></draw:rect><draw:rect draw:style-name="gr25" draw:text-style-name="P138" svg:width="0.442cm" svg:height="0.431cm" svg:x="6.121cm" svg:y="0.92cm"><text:p/></draw:rect><draw:rect draw:style-name="gr25" draw:text-style-name="P138" svg:width="0.442cm" svg:height="0.431cm" svg:x="6.121cm" svg:y="1.344cm"><text:p/></draw:rect><draw:rect draw:style-name="gr26" draw:text-style-name="P139" svg:width="0.433cm" svg:height="0.431cm" svg:x="2.667cm" svg:y="1.769cm"><text:p/></draw:rect><draw:rect draw:style-name="gr26" draw:text-style-name="P139" svg:width="0.436cm" svg:height="0.431cm" svg:x="2.235cm" svg:y="1.344cm"><text:p/></draw:rect><draw:rect draw:style-name="gr26" draw:text-style-name="P139" svg:width="0.433cm" svg:height="0.431cm" svg:x="2.667cm" svg:y="1.344cm"><text:p/></draw:rect><draw:ellipse draw:style-name="gr27" draw:text-style-name="P136" svg:width="0.851cm" svg:height="0.872cm" draw:transform="rotate (1.5707963267949) translate (1.36977777777778cm 3.04170833333333cm)" draw:kind="section" draw:start-angle="179.89" draw:end-angle="269.45"><text:p/></draw:ellipse><draw:ellipse draw:style-name="gr28" draw:text-style-name="P136" svg:width="0.87cm" svg:height="0.853cm" svg:x="1.369cm" svg:y="2.192cm" draw:kind="section" draw:start-angle="179.89" draw:end-angle="269.45"><text:p/></draw:ellipse><draw:rect draw:style-name="gr23" draw:text-style-name="P136" svg:width="0.424cm" svg:height="0.435cm" draw:transform="rotate (1.5707963267949) translate (1.79840277777778cm 2.61308333333333cm)"><text:p/></draw:rect><draw:ellipse draw:style-name="gr28" draw:text-style-name="P136" svg:width="0.865cm" svg:height="0.853cm" svg:x="3.533cm" svg:y="0.924cm" draw:kind="section" draw:start-angle="179.89" draw:end-angle="269.45"><text:p/></draw:ellipse><draw:rect draw:style-name="gr23" draw:text-style-name="P136" svg:width="0.431cm" svg:height="0.424cm" svg:x="3.965cm" svg:y="1.351cm"><text:p/></draw:rect><draw:rect draw:style-name="gr23" draw:text-style-name="P136" svg:width="0.435cm" svg:height="0.433cm" svg:x="3.532cm" svg:y="0.92cm"><text:p/></draw:rect><draw:rect draw:style-name="gr23" draw:text-style-name="P136" svg:width="0.431cm" svg:height="0.433cm" svg:x="3.965cm" svg:y="0.92cm"><text:p/></draw:rect><draw:ellipse draw:style-name="gr29" draw:text-style-name="P140" svg:width="0.869cm" svg:height="0.847cm" svg:x="3.958cm" svg:y="0.498cm" draw:kind="section" draw:start-angle="179.89" draw:end-angle="269.45"><text:p/></draw:ellipse><draw:rect draw:style-name="gr26" draw:text-style-name="P139" svg:width="0.436cm" svg:height="0.433cm" svg:x="5.258cm" svg:y="2.192cm"><text:p/></draw:rect><draw:rect draw:style-name="gr26" draw:text-style-name="P139" svg:width="0.433cm" svg:height="0.433cm" svg:x="5.694cm" svg:y="2.192cm"><text:p/></draw:rect><draw:rect draw:style-name="gr26" draw:text-style-name="P139" svg:width="0.436cm" svg:height="0.428cm" svg:x="5.258cm" svg:y="2.616cm"><text:p/></draw:rect><draw:rect draw:style-name="gr26" draw:text-style-name="P139" svg:width="0.435cm" svg:height="0.428cm" svg:x="4.828cm" svg:y="2.616cm"><text:p/></draw:rect><draw:ellipse draw:style-name="gr30" draw:text-style-name="P139" svg:width="0.867cm" svg:height="0.851cm" svg:x="4.396cm" svg:y="0.079cm" draw:kind="section" draw:start-angle="179.89" draw:end-angle="269.45"><text:p/></draw:ellipse><draw:path draw:style-name="gr30" draw:text-style-name="P139" svg:width="0.432cm" svg:height="0.423cm" svg:x="4.393cm" svg:y="0.081cm" svg:viewBox="0 0 433 424" svg:d="M431 424c-143-2-286-3-431-6 2-230 196-418 431-418 2 0 2 0 2 0 0 141 0 281-2 424z"><text:p/></draw:path><draw:rect draw:style-name="gr26" draw:text-style-name="P139" svg:width="0.435cm" svg:height="0.424cm" svg:x="4.828cm" svg:y="0.079cm"><text:p/></draw:rect><draw:rect draw:style-name="gr26" draw:text-style-name="P139" svg:width="0.435cm" svg:height="0.424cm" svg:x="4.828cm" svg:y="0.501cm"><text:p/></draw:rect><draw:rect draw:style-name="gr23" draw:text-style-name="P136" svg:width="0.424cm" svg:height="0.435cm" draw:transform="rotate (1.5707963267949) translate (6.98852777777778cm 1.34308333333333cm)"><text:p/></draw:rect><draw:rect draw:style-name="gr23" draw:text-style-name="P136" svg:width="0.424cm" svg:height="0.438cm" draw:transform="rotate (1.5707963267949) translate (7.42068055555556cm 1.34308333333333cm)"><text:p/></draw:rect><draw:rect draw:style-name="gr23" draw:text-style-name="P136" svg:width="0.426cm" svg:height="0.438cm" draw:transform="rotate (1.5707963267949) translate (7.42068055555556cm 0.924277777777778cm)"><text:p/></draw:rect><draw:rect draw:style-name="gr23" draw:text-style-name="P136" svg:width="0.426cm" svg:height="0.435cm" draw:transform="rotate (1.5707963267949) translate (6.98852777777778cm 0.924277777777778cm)"><text:p/></draw:rect><draw:rect draw:style-name="gr23" draw:text-style-name="P136" svg:width="0.426cm" svg:height="0.438cm" draw:transform="rotate (1.5707963267949) translate (7.42068055555556cm 0.500944444444444cm)"><text:p/></draw:rect><draw:ellipse draw:style-name="gr31" draw:text-style-name="P138" svg:width="0.867cm" svg:height="0.853cm" svg:x="6.557cm" svg:y="2.192cm" draw:kind="section" draw:start-angle="179.89" draw:end-angle="269.45"><text:p/></draw:ellipse><draw:rect draw:style-name="gr25" draw:text-style-name="P138" svg:width="0.435cm" svg:height="0.428cm" svg:x="6.989cm" svg:y="2.616cm"><text:p/></draw:rect><draw:rect draw:style-name="gr25" draw:text-style-name="P138" svg:width="0.435cm" svg:height="0.429cm" svg:x="6.557cm" svg:y="2.192cm"><text:p/></draw:rect><draw:rect draw:style-name="gr25" draw:text-style-name="P138" svg:width="0.435cm" svg:height="0.429cm" svg:x="6.989cm" svg:y="2.192cm"><text:p/></draw:rect><draw:ellipse draw:style-name="gr29" draw:text-style-name="P140" svg:width="0.867cm" svg:height="0.853cm" svg:x="6.983cm" svg:y="1.769cm" draw:kind="section" draw:start-angle="179.89" draw:end-angle="269.45"><text:p/></draw:ellipse><draw:rect draw:style-name="gr25" draw:text-style-name="P138" svg:width="0.438cm" svg:height="0.428cm" svg:x="7.421cm" svg:y="2.616cm"><text:p/></draw:rect><draw:ellipse draw:style-name="gr31" draw:text-style-name="P138" svg:width="0.851cm" svg:height="0.87cm" draw:transform="rotate (1.5707963267949) translate (3.09838888888889cm 3.04170833333333cm)" draw:kind="section" draw:start-angle="179.89" draw:end-angle="269.45"><text:p/></draw:ellipse><draw:ellipse draw:style-name="gr31" draw:text-style-name="P138" svg:width="0.869cm" svg:height="0.853cm" svg:x="3.099cm" svg:y="2.192cm" draw:kind="section" draw:start-angle="179.89" draw:end-angle="269.45"><text:p/></draw:ellipse><draw:rect draw:style-name="gr25" draw:text-style-name="P138" svg:width="0.435cm" svg:height="0.433cm" svg:x="3.532cm" svg:y="2.192cm"><text:p/></draw:rect><draw:rect draw:style-name="gr25" draw:text-style-name="P138" svg:width="0.431cm" svg:height="0.433cm" svg:x="3.965cm" svg:y="2.192cm"><text:p/></draw:rect><draw:g draw:style-name="gr32"><draw:line draw:style-name="gr33" draw:text-style-name="P141" svg:x1="0.505cm" svg:y1="0.081cm" svg:x2="8.283cm" svg:y2="0.081cm"><text:p/></draw:line><draw:line draw:style-name="gr33" draw:text-style-name="P141" svg:x1="0.505cm" svg:y1="0.498cm" svg:x2="8.283cm" svg:y2="0.498cm"><text:p/></draw:line><draw:line draw:style-name="gr33" draw:text-style-name="P141" svg:x1="0.505cm" svg:y1="0.92cm" svg:x2="8.283cm" svg:y2="0.92cm"><text:p/></draw:line><draw:line draw:style-name="gr33" draw:text-style-name="P141" svg:x1="0.505cm" svg:y1="1.346cm" svg:x2="8.283cm" svg:y2="1.346cm"><text:p/></draw:line><draw:line draw:style-name="gr33" draw:text-style-name="P141" svg:x1="0.505cm" svg:y1="1.769cm" svg:x2="8.283cm" svg:y2="1.769cm"><text:p/></draw:line><draw:line draw:style-name="gr33" draw:text-style-name="P141" svg:x1="0.505cm" svg:y1="2.19cm" svg:x2="8.283cm" svg:y2="2.19cm"><text:p/></draw:line><draw:line draw:style-name="gr33" draw:text-style-name="P141" svg:x1="0.505cm" svg:y1="2.619cm" svg:x2="8.283cm" svg:y2="2.619cm"><text:p/></draw:line><draw:line draw:style-name="gr33" draw:text-style-name="P141" svg:x1="0.505cm" svg:y1="3.042cm" svg:x2="8.283cm" svg:y2="3.042cm"><text:p/></draw:line><draw:line draw:style-name="gr33" draw:text-style-name="P141" svg:x1="0.505cm" svg:y1="0.081cm" svg:x2="0.505cm" svg:y2="3.047cm"><text:p/></draw:line><draw:line draw:style-name="gr33" draw:text-style-name="P141" svg:x1="0.936cm" svg:y1="0.081cm" svg:x2="0.936cm" svg:y2="3.047cm"><text:p/></draw:line><draw:line draw:style-name="gr33" draw:text-style-name="P141" svg:x1="1.366cm" svg:y1="0.081cm" svg:x2="1.366cm" svg:y2="3.047cm"><text:p/></draw:line><draw:line draw:style-name="gr33" draw:text-style-name="P141" svg:x1="1.796cm" svg:y1="0.081cm" svg:x2="1.796cm" svg:y2="3.047cm"><text:p/></draw:line><draw:line draw:style-name="gr33" draw:text-style-name="P141" svg:x1="2.234cm" svg:y1="0.081cm" svg:x2="2.234cm" svg:y2="3.047cm"><text:p/></draw:line><draw:line draw:style-name="gr33" draw:text-style-name="P141" svg:x1="2.665cm" svg:y1="0.081cm" svg:x2="2.665cm" svg:y2="3.047cm"><text:p/></draw:line><draw:line draw:style-name="gr33" draw:text-style-name="P141" svg:x1="3.095cm" svg:y1="0.081cm" svg:x2="3.095cm" svg:y2="3.047cm"><text:p/></draw:line><draw:line draw:style-name="gr33" draw:text-style-name="P141" svg:x1="3.525cm" svg:y1="0.081cm" svg:x2="3.525cm" svg:y2="3.047cm"><text:p/></draw:line><draw:line draw:style-name="gr33" draw:text-style-name="P141" svg:x1="3.964cm" svg:y1="0.081cm" svg:x2="3.964cm" svg:y2="3.047cm"><text:p/></draw:line><draw:line draw:style-name="gr33" draw:text-style-name="P141" svg:x1="4.393cm" svg:y1="0.081cm" svg:x2="4.393cm" svg:y2="3.047cm"><text:p/></draw:line><draw:line draw:style-name="gr33" draw:text-style-name="P141" svg:x1="4.831cm" svg:y1="0.081cm" svg:x2="4.831cm" svg:y2="3.047cm"><text:p/></draw:line><draw:line draw:style-name="gr33" draw:text-style-name="P141" svg:x1="5.26cm" svg:y1="0.081cm" svg:x2="5.26cm" svg:y2="3.047cm"><text:p/></draw:line><draw:line draw:style-name="gr33" draw:text-style-name="P141" svg:x1="5.691cm" svg:y1="0.081cm" svg:x2="5.691cm" svg:y2="3.047cm"><text:p/></draw:line><draw:line draw:style-name="gr33" draw:text-style-name="P141" svg:x1="6.121cm" svg:y1="0.081cm" svg:x2="6.121cm" svg:y2="3.047cm"><text:p/></draw:line><draw:line draw:style-name="gr33" draw:text-style-name="P141" svg:x1="6.558cm" svg:y1="0.081cm" svg:x2="6.558cm" svg:y2="3.047cm"><text:p/></draw:line><draw:line draw:style-name="gr33" draw:text-style-name="P141" svg:x1="6.989cm" svg:y1="0.081cm" svg:x2="6.989cm" svg:y2="3.047cm"><text:p/></draw:line><draw:line draw:style-name="gr33" draw:text-style-name="P141" svg:x1="7.419cm" svg:y1="0.081cm" svg:x2="7.419cm" svg:y2="3.047cm"><text:p/></draw:line><draw:line draw:style-name="gr33" draw:text-style-name="P141" svg:x1="7.85cm" svg:y1="0.081cm" svg:x2="7.85cm" svg:y2="3.047cm"><text:p/></draw:line><draw:line draw:style-name="gr33" draw:text-style-name="P141" svg:x1="8.279cm" svg:y1="0.081cm" svg:x2="8.279cm" svg:y2="3.047cm"><text:p/></draw:line></draw:g><draw:frame draw:style-name="gr34" draw:text-style-name="P143" svg:width="0.782cm" svg:height="0.899cm" svg:x="0.383cm" svg:y="0.005cm"><draw:text-box><text:p text:style-name="P142"><text:span text:style-name="T223">a</text:span></text:p></draw:text-box></draw:frame><draw:frame draw:style-name="gr35" draw:text-style-name="P143" svg:width="0.862cm" svg:height="0.897cm" svg:x="1.657cm" svg:y="0.026cm"><draw:text-box><text:p text:style-name="P142"><text:span text:style-name="T223">b</text:span></text:p></draw:text-box></draw:frame><draw:frame draw:style-name="gr36" draw:text-style-name="P143" svg:width="0.75cm" svg:height="0.899cm" svg:x="4.726cm" svg:y="0.017cm"><draw:text-box><text:p text:style-name="P142"><text:span text:style-name="T223">c</text:span></text:p></draw:text-box></draw:frame><draw:frame draw:style-name="gr37" draw:text-style-name="P143" svg:width="0.796cm" svg:height="0.899cm" svg:x="5.985cm" svg:y="0.049cm"><draw:text-box><text:p text:style-name="P142"><text:span text:style-name="T223">d</text:span></text:p></draw:text-box></draw:frame><draw:frame draw:style-name="gr38" draw:text-style-name="P143" svg:width="0.784cm" svg:height="0.897cm" svg:x="7.313cm" svg:y="0.033cm"><draw:text-box><text:p text:style-name="P142"><text:span text:style-name="T223">e</text:span></text:p></draw:text-box></draw:frame><draw:frame draw:style-name="gr39" draw:text-style-name="P143" svg:width="0.694cm" svg:height="0.9cm" svg:x="0.859cm" svg:y="1.305cm"><draw:text-box><text:p text:style-name="P142"><text:span text:style-name="T223">f</text:span></text:p></draw:text-box></draw:frame><draw:frame draw:style-name="gr40" draw:text-style-name="P143" svg:width="0.936cm" svg:height="0.895cm" svg:x="2.516cm" svg:y="1.215cm"><draw:text-box><text:p text:style-name="P142"><text:span text:style-name="T223">g</text:span></text:p></draw:text-box></draw:frame><draw:frame draw:style-name="gr41" draw:text-style-name="P143" svg:width="0.795cm" svg:height="0.899cm" svg:x="3.83cm" svg:y="1.264cm"><draw:text-box><text:p text:style-name="P142"><text:span text:style-name="T223">h</text:span></text:p></draw:text-box></draw:frame><draw:frame draw:style-name="gr42" draw:text-style-name="P145" svg:width="0.659cm" svg:height="0.899cm" svg:x="1.718cm" svg:y="2.18cm"><draw:text-box><text:p text:style-name="P144"><text:span text:style-name="T223">i</text:span></text:p></draw:text-box></draw:frame><draw:frame draw:style-name="gr43" draw:text-style-name="P143" svg:width="0.659cm" svg:height="0.899cm" svg:x="3.47cm" svg:y="2.102cm"><draw:text-box><text:p text:style-name="P142"><text:span text:style-name="T223">j</text:span></text:p></draw:text-box></draw:frame><draw:frame draw:style-name="gr44" draw:text-style-name="P143" svg:width="0.775cm" svg:height="0.895cm" svg:x="5.144cm" svg:y="2.139cm"><draw:text-box><text:p text:style-name="P142"><text:span text:style-name="T223">k</text:span></text:p></draw:text-box></draw:frame><draw:frame draw:style-name="gr45" draw:text-style-name="P143" svg:width="0.659cm" svg:height="0.897cm" svg:x="6.502cm" svg:y="2.129cm"><draw:text-box><text:p text:style-name="P142"><text:span text:style-name="T223">l</text:span></text:p></draw:text-box></draw:fram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135534715219203" text:continue-list="list3089015091" text:style-name="_5f_Numérotation_20_des_20_exercices">
          <text:list-item>
            <text:list>
              <text:list-item text:start-value="1">
                <text:p text:style-name="_5f_Paragraphe_5f_avec_5f_Num_5f_Question"><text:span text:style-name="Character_5f_20_5f_style">des périmètres égaux ?</text:span><text:span text:style-name="_5f_Caractères"> </text:span><text:span text:style-name="_5f_pointillés_20_gris"><text:tab/></text:span></text:p>
              </text:list-item>
            </text:list>
          </text:list-item>
        </text:list>
        <text:p text:style-name="P101"><text:span text:style-name="_5f_Caractères_5f_correction"><text:span text:style-name="T180"><text:s/></text:span></text:span><text:span text:style-name="_5f_Caractères_5f_correction"><text:span text:style-name="T183">a,</text:span></text:span><text:span text:style-name="_5f_Caractères_5f_correction"><text:span text:style-name="T180"> f, g <text:s text:c="5"/>b, k <text:s text:c="6"/>c, i, h <text:s text:c="5"/>d, e <text:s text:c="4"/>j, l</text:span></text:span></text:p>
        <text:list xml:id="list135534182023003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Character_5f_20_5f_style">des aires égales ? </text:span><text:span text:style-name="_5f_pointillés_20_gris"><text:tab/></text:span></text:p>
              </text:list-item>
            </text:list>
          </text:list-item>
        </text:list>
        <text:p text:style-name="P108"><text:span text:style-name="_5f_Caractères_5f_correction"><text:span text:style-name="T180"><text:s/>a, </text:span></text:span><text:span text:style-name="_5f_Caractères_5f_correction"><text:span text:style-name="T186">g, h <text:s text:c="3"/>b, e <text:s text:c="5"/>c, <text:s/>j <text:s text:c="5"/>d, f, k, l <text:s text:c="3"/>i isolé</text:span></text:span></text:p>
        <text:list xml:id="list135534648832669" text:continue-numbering="true" text:style-name="_5f_Numérotation_20_des_20_exercices">
          <text:list-item>
            <text:h text:style-name="P120" text:outline-level="1"><text:span text:style-name="_5f_Caractères">Soit un disque de rayon R, de périmètre P et d'aire A</text:span>. </text:h>
            <text:list>
              <text:list-item>
                <text:p text:style-name="P109">Complète le tableau avec des valeurs exactes :</text:p>
              </text:list-item>
            </text:list>
          </text:list-item>
        </text:list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h text:style-name="_5f_Tableau_5f_Centré_5f_Gras" text:outline-level="1">R</text:h>
            </table:table-cell>
            <table:table-cell table:style-name="Table6.B1" office:value-type="string">
              <text:h text:style-name="_5f_Tableau_5f_Centré" text:outline-level="1">5 cm</text:h>
            </table:table-cell>
            <table:table-cell table:style-name="Table6.C1" office:value-type="string">
              <text:h text:style-name="_5f_Tableau_5f_Centré" text:outline-level="1">2 m</text:h>
            </table:table-cell>
            <table:table-cell table:style-name="Table6.D1" office:value-type="string">
              <text:h text:style-name="_5f_Tableau_5f_Centré" text:outline-level="1">10 mm</text:h>
            </table:table-cell>
            <table:table-cell table:style-name="Table6.E1" office:value-type="string">
              <text:h text:style-name="_5f_Tableau_5f_Centré" text:outline-level="1">1 km</text:h>
            </table:table-cell>
          </table:table-row>
          <table:table-row table:style-name="Table6.1">
            <table:table-cell table:style-name="Table6.A2" office:value-type="string">
              <text:h text:style-name="_5f_Tableau_5f_Centré_5f_Gras" text:outline-level="1">P</text:h>
            </table:table-cell>
            <table:table-cell table:style-name="Table6.B2" office:value-type="string">
              <text:h text:style-name="_5f_Tableau_5f_Centré" text:outline-level="1">10<text:span text:style-name="Character_5f_20_5f_style">×</text:span>π cm</text:h>
            </table:table-cell>
            <table:table-cell table:style-name="Table6.C2" office:value-type="string">
              <text:h text:style-name="P112" text:outline-level="1"><text:span text:style-name="_5f_Caractères_5f_correction"><text:span text:style-name="T184">4</text:span></text:span><text:span text:style-name="_5f_Caractères_5f_correction">×π m</text:span></text:h>
            </table:table-cell>
            <table:table-cell table:style-name="Table6.D2" office:value-type="string">
              <text:h text:style-name="P113" text:outline-level="1"><text:span text:style-name="_5f_Caractères_5f_correction"><text:span text:style-name="T189">20</text:span></text:span><text:span text:style-name="_5f_Caractères_5f_correction">×π m</text:span><text:span text:style-name="_5f_Caractères_5f_correction"><text:span text:style-name="T187">m</text:span></text:span></text:h>
            </table:table-cell>
            <table:table-cell table:style-name="Table6.E2" office:value-type="string">
              <text:h text:style-name="P113" text:outline-level="1"><text:span text:style-name="_5f_Caractères_5f_correction"><text:span text:style-name="T189">2</text:span></text:span><text:span text:style-name="_5f_Caractères_5f_correction">×π </text:span><text:span text:style-name="_5f_Caractères_5f_correction"><text:span text:style-name="T187">km</text:span></text:span></text:h>
            </table:table-cell>
          </table:table-row>
          <table:table-row table:style-name="Table6.1">
            <table:table-cell table:style-name="Table6.A2" office:value-type="string">
              <text:h text:style-name="_5f_Tableau_5f_Centré_5f_Gras" text:outline-level="1"><text:span text:style-name="Character_5f_20_5f_style">A</text:span></text:h>
            </table:table-cell>
            <table:table-cell table:style-name="Table6.B3" office:value-type="string">
              <text:h text:style-name="P113" text:outline-level="1"><text:span text:style-name="_5f_Caractères_5f_correction"><text:span text:style-name="T187">25</text:span></text:span><text:span text:style-name="_5f_Caractères_5f_correction">×π cm</text:span><text:span text:style-name="_5f_Caractères_5f_correction"><text:span text:style-name="T187">²</text:span></text:span></text:h>
            </table:table-cell>
            <table:table-cell table:style-name="Table6.C3" office:value-type="string">
              <text:h text:style-name="_5f_Tableau_5f_Centré" text:outline-level="1">4<text:span text:style-name="Character_5f_20_5f_style">×</text:span>π m<text:span text:style-name="_5f_Caractères_5f_exposant">2</text:span></text:h>
            </table:table-cell>
            <table:table-cell table:style-name="Table6.D3" office:value-type="string">
              <text:h text:style-name="P112" text:outline-level="1"><text:span text:style-name="_5f_Caractères_5f_correction"><text:span text:style-name="T196">100</text:span></text:span><text:span text:style-name="_5f_Caractères_5f_correction"><text:span text:style-name="T205">×π m</text:span></text:span><text:span text:style-name="_5f_Caractères_5f_correction"><text:span text:style-name="T206">m²</text:span></text:span><text:span text:style-name="_5f_pointillés_20_gris"><text:span text:style-name="T202">.</text:span></text:span></text:h>
            </table:table-cell>
            <table:table-cell table:style-name="Table6.E3" office:value-type="string">
              <text:h text:style-name="P113" text:outline-level="1"><text:span text:style-name="_5f_Caractères_5f_correction">π </text:span><text:span text:style-name="_5f_Caractères_5f_correction"><text:span text:style-name="T187">km²</text:span></text:span></text:h>
            </table:table-cell>
          </table:table-row>
        </table:table>
        <text:list xml:id="list135534665150527" text:continue-numbering="true" text:style-name="_5f_Numérotation_20_des_20_exercices">
          <text:list-item>
            <text:list>
              <text:list-item>
                <text:p text:style-name="P110">Complète cette fois-ci le tableau en utilisant une valeur approchée de π : <text:span text:style-name="_5f_Caractères_5f_correction"><text:span text:style-name="T207">( on </text:span></text:span><text:span text:style-name="_5f_Caractères_5f_correction"><text:span text:style-name="T192">a pris </text:span></text:span><text:span text:style-name="_5f_Caractères_5f_correction"><text:span text:style-name="T207"><text:s/>π ≈</text:span></text:span><text:span text:style-name="_5f_Caractères_5f_correction"> </text:span><text:span text:style-name="_5f_Caractères_5f_correction"><text:span text:style-name="T207">3,1 )</text:span></text:span></text:p>
              </text:list-item>
            </text:list>
          </text:list-item>
        </text:list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B"/>
          <table:table-column table:style-name="Table2.E"/>
          <table:table-row table:style-name="Table2.1">
            <table:table-cell table:style-name="Table2.A1" office:value-type="string">
              <text:h text:style-name="_5f_Tableau_5f_Centré_5f_Gras" text:outline-level="1">R</text:h>
            </table:table-cell>
            <table:table-cell table:style-name="Table2.B1" office:value-type="string">
              <text:h text:style-name="_5f_Tableau_5f_Centré" text:outline-level="1">5 cm</text:h>
            </table:table-cell>
            <table:table-cell table:style-name="Table2.C1" office:value-type="string">
              <text:h text:style-name="_5f_Tableau_5f_Centré" text:outline-level="1">2 m</text:h>
            </table:table-cell>
            <table:table-cell table:style-name="Table2.D1" office:value-type="string">
              <text:h text:style-name="_5f_Tableau_5f_Centré" text:outline-level="1">10 mm</text:h>
            </table:table-cell>
            <table:table-cell table:style-name="Table2.E1" office:value-type="string">
              <text:h text:style-name="_5f_Tableau_5f_Centré" text:outline-level="1">1 km</text:h>
            </table:table-cell>
          </table:table-row>
          <table:table-row table:style-name="Table2.1">
            <table:table-cell table:style-name="Table2.A2" office:value-type="string">
              <text:h text:style-name="_5f_Tableau_5f_Centré_5f_Gras" text:outline-level="1">P</text:h>
            </table:table-cell>
            <table:table-cell table:style-name="Table2.B2" office:value-type="string">
              <text:h text:style-name="_5f_Tableau_5f_Centré" text:outline-level="1">31 cm</text:h>
            </table:table-cell>
            <table:table-cell table:style-name="Table2.C2" office:value-type="string">
              <text:h text:style-name="P116" text:outline-level="1"><text:span text:style-name="_5f_Caractères_5f_correction"><text:span text:style-name="T190">12,4</text:span></text:span><text:span text:style-name="_5f_Caractères_5f_correction"> m</text:span></text:h>
            </table:table-cell>
            <table:table-cell table:style-name="Table2.D2" office:value-type="string">
              <text:h text:style-name="P116" text:outline-level="1"><text:span text:style-name="_5f_Caractères_5f_correction"><text:span text:style-name="T208">6</text:span></text:span><text:span text:style-name="_5f_Caractères_5f_correction"><text:span text:style-name="T190">2</text:span></text:span><text:span text:style-name="_5f_Caractères_5f_correction"> </text:span><text:span text:style-name="_5f_Caractères_5f_correction"><text:span text:style-name="T208">m</text:span></text:span><text:span text:style-name="_5f_Caractères_5f_correction">m</text:span></text:h>
            </table:table-cell>
            <table:table-cell table:style-name="Table2.E2" office:value-type="string">
              <text:h text:style-name="P114" text:outline-level="1"><text:span text:style-name="_5f_Caractères_5f_correction"><text:span text:style-name="T208">6,2 km</text:span></text:span></text:h>
            </table:table-cell>
          </table:table-row>
          <table:table-row table:style-name="Table2.1">
            <table:table-cell table:style-name="Table2.A2" office:value-type="string">
              <text:h text:style-name="_5f_Tableau_5f_Centré_5f_Gras" text:outline-level="1"><text:span text:style-name="Character_5f_20_5f_style">A</text:span></text:h>
            </table:table-cell>
            <table:table-cell table:style-name="Table2.B3" office:value-type="string">
              <text:h text:style-name="P116" text:outline-level="1"><text:span text:style-name="_5f_Caractères_5f_correction"><text:span text:style-name="T190">77,5</text:span></text:span><text:span text:style-name="_5f_Caractères_5f_correction"> cm</text:span><text:span text:style-name="_5f_Caractères_5f_correction"><text:span text:style-name="T208">²</text:span></text:span></text:h>
            </table:table-cell>
            <table:table-cell table:style-name="Table2.C3" office:value-type="string">
              <text:h text:style-name="_5f_Tableau_5f_Centré" text:outline-level="1">12,4 m<text:span text:style-name="_5f_Caractères_5f_exposant">2</text:span></text:h>
            </table:table-cell>
            <table:table-cell table:style-name="Table2.D3" office:value-type="string">
              <text:h text:style-name="P116" text:outline-level="1"><text:span text:style-name="_5f_Caractères_5f_correction"><text:span text:style-name="T190">310</text:span></text:span><text:span text:style-name="_5f_Caractères_5f_correction"> </text:span><text:span text:style-name="_5f_Caractères_5f_correction"><text:span text:style-name="T208">m</text:span></text:span><text:span text:style-name="_5f_Caractères_5f_correction">m</text:span><text:span text:style-name="_5f_Caractères_5f_correction"><text:span text:style-name="T208">²</text:span></text:span></text:h>
            </table:table-cell>
            <table:table-cell table:style-name="Table2.E3" office:value-type="string">
              <text:h text:style-name="P114" text:outline-level="1"><text:span text:style-name="_5f_Caractères_5f_correction"><text:span text:style-name="T190">3,1</text:span></text:span><text:span text:style-name="_5f_Caractères_5f_correction"><text:span text:style-name="T208"> km²</text:span></text:span></text:h>
            </table:table-cell>
          </table:table-row>
        </table:table>
        <text:list xml:id="list135534502453670" text:continue-numbering="true" text:style-name="_5f_Numérotation_20_des_20_exercices">
          <text:list-item>
            <text:h text:style-name="P120" text:outline-level="1">Calcule le périmètre puis l'aire des figures décrites ci-dessous. Donne à chaque fois le calcul (avec le nombre π) puis une valeur arrondie au dixième près :</text:h>
            <text:list>
              <text:list-item text:start-value="1">
                <text:p text:style-name="_5f_Paragraphe_5f_avec_5f_Num_5f_Question">d’un disque de rayon 4 cm.</text:p>
              </text:list-item>
            </text:list>
          </text:list-item>
        </text:list>
        <text:p text:style-name="P107">Périmètre : <text:span text:style-name="_5f_Caractères_5f_correction"><text:span text:style-name="T209">P = </text:span></text:span><text:span text:style-name="_5f_Caractères_5f_correction"><text:span text:style-name="T188">2</text:span></text:span><text:span text:style-name="_5f_Caractères_5f_correction"><text:span text:style-name="T185"> ×</text:span></text:span><text:span text:style-name="_5f_Caractères_5f_correction"> </text:span><text:span text:style-name="_5f_Caractères_5f_correction"><text:span text:style-name="T209">4 </text:span></text:span><text:span text:style-name="_5f_Caractères_5f_correction"><text:span text:style-name="T185"><text:s/></text:span></text:span><text:span text:style-name="_5f_Caractères_5f_correction"><text:span text:style-name="T182">× π <text:s/></text:span></text:span><text:span text:style-name="_5f_Caractères_5f_correction"><text:span text:style-name="T185">cm</text:span></text:span></text:p>
        <text:p text:style-name="P107"><text:span text:style-name="_5f_Caractères_5f_correction"><text:span text:style-name="T185">P </text:span></text:span><text:span text:style-name="_5f_Caractères_5f_correction"><text:span text:style-name="T182">≈</text:span></text:span><text:span text:style-name="_5f_Caractères_5f_correction"> </text:span><text:span text:style-name="_5f_Caractères_5f_correction"><text:span text:style-name="T209">25,1 cm</text:span></text:span></text:p>
        <text:p text:style-name="P107">Aire : <text:span text:style-name="_5f_Caractères_5f_correction"><text:span text:style-name="T191">A</text:span></text:span><text:span text:style-name="_5f_Caractères_5f_correction"><text:span text:style-name="T209">= </text:span></text:span><text:span text:style-name="_5f_Caractères_5f_correction"><text:span text:style-name="T185">4 × </text:span></text:span><text:span text:style-name="_5f_Caractères_5f_correction"><text:span text:style-name="T209">4 </text:span></text:span><text:span text:style-name="_5f_Caractères_5f_correction"><text:span text:style-name="T185"><text:s/></text:span></text:span><text:span text:style-name="_5f_Caractères_5f_correction"><text:span text:style-name="T182">× π <text:s/></text:span></text:span><text:span text:style-name="_5f_Caractères_5f_correction"><text:span text:style-name="T185">cm</text:span></text:span></text:p>
        <text:p text:style-name="P107"><text:span text:style-name="_5f_Caractères_5f_correction"><text:span text:style-name="T188">A</text:span></text:span><text:span text:style-name="_5f_Caractères_5f_correction"><text:span text:style-name="T185"> </text:span></text:span><text:span text:style-name="_5f_Caractères_5f_correction"><text:span text:style-name="T182">≈</text:span></text:span><text:span text:style-name="_5f_Caractères_5f_correction"> </text:span><text:span text:style-name="_5f_Caractères_5f_correction"><text:span text:style-name="T191">50,3</text:span></text:span><text:span text:style-name="_5f_Caractères_5f_correction"><text:span text:style-name="T209"> cm²</text:span></text:span></text:p>
        <text:list xml:id="list135533593213672" text:continue-numbering="true" text:style-name="_5f_Numérotation_20_des_20_exercices">
          <text:list-item>
            <text:list>
              <text:list-item>
                <text:p text:style-name="_5f_Paragraphe_5f_avec_5f_Num_5f_Question">d’un disque de diamètre 12 cm.</text:p>
              </text:list-item>
            </text:list>
          </text:list-item>
        </text:list>
        <text:p text:style-name="P107">Périmètre : <text:span text:style-name="_5f_Caractères_5f_correction"><text:span text:style-name="T209">P = </text:span></text:span><text:span text:style-name="_5f_Caractères_5f_correction"><text:span text:style-name="T188">12</text:span></text:span><text:span text:style-name="_5f_Caractères_5f_correction"><text:span text:style-name="T185"> </text:span></text:span><text:span text:style-name="_5f_Caractères_5f_correction"><text:span text:style-name="T182">× π <text:s/></text:span></text:span><text:span text:style-name="_5f_Caractères_5f_correction"><text:span text:style-name="T185">cm</text:span></text:span></text:p>
        <text:p text:style-name="P107"><text:span text:style-name="_5f_Caractères_5f_correction"><text:span text:style-name="T185">P </text:span></text:span><text:span text:style-name="_5f_Caractères_5f_correction"><text:span text:style-name="T182">≈</text:span></text:span><text:span text:style-name="_5f_Caractères_5f_correction"> </text:span><text:span text:style-name="_5f_Caractères_5f_correction"><text:span text:style-name="T191">37,7</text:span></text:span><text:span text:style-name="_5f_Caractères_5f_correction"><text:span text:style-name="T209"> cm</text:span></text:span></text:p>
        <text:p text:style-name="P107">Aire : <text:span text:style-name="_5f_Caractères_5f_correction"><text:span text:style-name="T191">A </text:span></text:span><text:span text:style-name="_5f_Caractères_5f_correction"><text:span text:style-name="T209">= </text:span></text:span><text:span text:style-name="_5f_Caractères_5f_correction"><text:span text:style-name="T188">6</text:span></text:span><text:span text:style-name="_5f_Caractères_5f_correction"><text:span text:style-name="T185"> × </text:span></text:span><text:span text:style-name="_5f_Caractères_5f_correction"><text:span text:style-name="T188">6</text:span></text:span><text:span text:style-name="_5f_Caractères_5f_correction"><text:span text:style-name="T209"> </text:span></text:span><text:span text:style-name="_5f_Caractères_5f_correction"><text:span text:style-name="T185"><text:s/></text:span></text:span><text:span text:style-name="_5f_Caractères_5f_correction"><text:span text:style-name="T182">× π <text:s/></text:span></text:span><text:span text:style-name="_5f_Caractères_5f_correction"><text:span text:style-name="T185">cm</text:span></text:span></text:p>
        <text:p text:style-name="P107"><text:span text:style-name="_5f_Caractères_5f_correction"><text:span text:style-name="T188">A</text:span></text:span><text:span text:style-name="_5f_Caractères_5f_correction"><text:span text:style-name="T185"> </text:span></text:span><text:span text:style-name="_5f_Caractères_5f_correction"><text:span text:style-name="T182">≈</text:span></text:span><text:span text:style-name="_5f_Caractères_5f_correction"> </text:span><text:span text:style-name="_5f_Caractères_5f_correction"><text:span text:style-name="T191">113,1</text:span></text:span><text:span text:style-name="_5f_Caractères_5f_correction"><text:span text:style-name="T209"> cm²</text:span></text:span></text:p>
        <text:list xml:id="list135534676009621" text:continue-numbering="true" text:style-name="_5f_Numérotation_20_des_20_exercices">
          <text:list-item>
            <text:h text:style-name="P121" text:outline-level="1"><text:span text:style-name="_5f_Caractères">Soit un disque de rayon R, de périmètre P et d'aire A</text:span>. Complète le tableau <text:s/>en utilisant une valeur approchée de π : <text:span text:style-name="_5f_Caractères_5f_correction"><text:span text:style-name="T207">(</text:span></text:span><text:span text:style-name="_5f_Caractères_5f_correction"><text:span text:style-name="T213">on </text:span></text:span><text:span text:style-name="_5f_Caractères_5f_correction"><text:span text:style-name="T212">peut </text:span></text:span><text:span text:style-name="_5f_Caractères_5f_correction"><text:span text:style-name="T213">prend</text:span></text:span><text:span text:style-name="_5f_Caractères_5f_correction"><text:span text:style-name="T212">re</text:span></text:span><text:span text:style-name="_5f_Caractères_5f_correction"><text:span text:style-name="T213"> π ≈</text:span></text:span><text:span text:style-name="_5f_Caractères_5f_correction"><text:span text:style-name="T210"> </text:span></text:span><text:span text:style-name="_5f_Caractères_5f_correction"><text:span text:style-name="T213">3,1</text:span></text:span><text:span text:style-name="_5f_Caractères_5f_correction"><text:span text:style-name="T211">4</text:span></text:span><text:span text:style-name="_5f_Caractères_5f_correction"><text:span text:style-name="T213">)</text:span></text:span></text:h>
          </text:list-item>
        </text:list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E"/>
          <table:table-row table:style-name="Table1.1">
            <table:table-cell table:style-name="Table1.A1" office:value-type="string">
              <text:h text:style-name="_5f_Tableau_5f_Centré_5f_Gras" text:outline-level="1">R</text:h>
            </table:table-cell>
            <table:table-cell table:style-name="Table1.B1" office:value-type="string">
              <text:h text:style-name="_5f_Tableau_5f_Centré" text:outline-level="1">2,3 cm</text:h>
            </table:table-cell>
            <table:table-cell table:style-name="Table1.C1" office:value-type="string">
              <text:h text:style-name="_5f_Tableau_5f_Centré" text:outline-level="1">1,2 m</text:h>
            </table:table-cell>
            <table:table-cell table:style-name="Table1.D1" office:value-type="string">
              <text:h text:style-name="_5f_Tableau_5f_Centré" text:outline-level="1">13 mm</text:h>
            </table:table-cell>
            <table:table-cell table:style-name="Table1.E1" office:value-type="string">
              <text:h text:style-name="_5f_Tableau_5f_Centré" text:outline-level="1">1,1 km</text:h>
            </table:table-cell>
          </table:table-row>
          <table:table-row table:style-name="Table1.1">
            <table:table-cell table:style-name="Table1.A2" office:value-type="string">
              <text:h text:style-name="_5f_Tableau_5f_Centré_5f_Gras" text:outline-level="1">P</text:h>
            </table:table-cell>
            <table:table-cell table:style-name="Table1.B2" office:value-type="string">
              <text:h text:style-name="P115" text:outline-level="1"><text:span text:style-name="_5f_Caractères_5f_correction"><text:span text:style-name="T211">14,</text:span></text:span><text:span text:style-name="_5f_Caractères_5f_correction"><text:span text:style-name="T199">44</text:span></text:span><text:span text:style-name="_5f_Caractères_5f_correction"><text:span text:style-name="T211"> cm</text:span></text:span></text:h>
            </table:table-cell>
            <table:table-cell table:style-name="Table1.C2" office:value-type="string">
              <text:h text:style-name="P117" text:outline-level="1"><text:span text:style-name="_5f_Caractères_5f_correction"><text:span text:style-name="T211">7,</text:span></text:span><text:span text:style-name="_5f_Caractères_5f_correction"><text:span text:style-name="T199">54</text:span></text:span><text:span text:style-name="_5f_Caractères_5f_correction"><text:span text:style-name="T211"> m</text:span></text:span></text:h>
            </table:table-cell>
            <table:table-cell table:style-name="Table1.D2" office:value-type="string">
              <text:h text:style-name="P117" text:outline-level="1"><text:span text:style-name="_5f_Caractères_5f_correction"><text:span text:style-name="T211">81,6</text:span></text:span><text:span text:style-name="_5f_Caractères_5f_correction"><text:span text:style-name="T212">4 mm</text:span></text:span></text:h>
            </table:table-cell>
            <table:table-cell table:style-name="Table1.E2" office:value-type="string">
              <text:h text:style-name="P119" text:outline-level="1"><text:span text:style-name="_5f_Caractères_5f_correction"><text:span text:style-name="T212">6,91 km</text:span></text:span></text:h>
            </table:table-cell>
          </table:table-row>
          <table:table-row table:style-name="Table1.1">
            <table:table-cell table:style-name="Table1.A2" office:value-type="string">
              <text:h text:style-name="_5f_Tableau_5f_Centré_5f_Gras" text:outline-level="1"><text:span text:style-name="Character_5f_20_5f_style">A</text:span></text:h>
            </table:table-cell>
            <table:table-cell table:style-name="Table1.B3" office:value-type="string">
              <text:h text:style-name="P117" text:outline-level="1"><text:span text:style-name="_5f_Caractères_5f_correction"><text:span text:style-name="T211">16,</text:span></text:span><text:span text:style-name="_5f_Caractères_5f_correction"><text:span text:style-name="T199">61</text:span></text:span><text:span text:style-name="_5f_Caractères_5f_correction"><text:span text:style-name="T211"> cm²</text:span></text:span></text:h>
            </table:table-cell>
            <table:table-cell table:style-name="Table1.C3" office:value-type="string">
              <text:h text:style-name="P117" text:outline-level="1"><text:span text:style-name="_5f_Caractères_5f_correction"><text:span text:style-name="T211">4,</text:span></text:span><text:span text:style-name="_5f_Caractères_5f_correction"><text:span text:style-name="T200">52</text:span></text:span><text:span text:style-name="_5f_Caractères_5f_correction"><text:span text:style-name="T211"> m²</text:span></text:span></text:h>
            </table:table-cell>
            <table:table-cell table:style-name="Table1.D3" office:value-type="string">
              <text:h text:style-name="P118" text:outline-level="1"><text:span text:style-name="_5f_Caractères_5f_correction"><text:span text:style-name="T204">530,66 mm²</text:span></text:span></text:h>
            </table:table-cell>
            <table:table-cell table:style-name="Table1.E3" office:value-type="string">
              <text:h text:style-name="P119" text:outline-level="1"><text:span text:style-name="_5f_Caractères_5f_correction"><text:span text:style-name="T217">3,78 km²</text:span></text:span></text:h>
            </table:table-cell>
          </table:table-row>
        </table:table>
        <text:h text:style-name="_5f_Paragraphe" text:outline-level="1"><text:span text:style-name="_5f_pointillés_20_gris"/>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OpenSymbol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5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1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15" style:family="paragraph" style:parent-style-name="Header">
      <style:paragraph-properties fo:text-align="start" style:justify-single-word="false"/>
      <style:text-properties officeooo:paragraph-rsid="0211dd7e"/>
    </style:style>
    <style:style style:name="MP16" style:family="paragraph" style:parent-style-name="Footer">
      <style:paragraph-properties fo:text-align="start" style:justify-single-word="false"/>
      <style:text-properties officeooo:paragraph-rsid="0211dd7e"/>
    </style:style>
    <style:style style:name="MP17" style:family="paragraph" style:parent-style-name="Footer">
      <style:text-properties officeooo:rsid="0242edd8" officeooo:paragraph-rsid="0242edd8"/>
    </style:style>
    <style:style style:name="MP1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9" style:family="paragraph" style:parent-style-name="Footer">
      <style:text-properties officeooo:paragraph-rsid="008d016c"/>
    </style:style>
    <style:style style:name="MP20" style:family="paragraph">
      <style:paragraph-properties fo:text-align="center"/>
    </style:style>
    <style:style style:name="MP21" style:family="paragraph" style:parent-style-name="Header">
      <style:paragraph-properties fo:margin-left="0cm" fo:margin-right="0cm" fo:text-indent="0cm" style:auto-text-indent="false"/>
    </style:style>
    <style:style style:name="MP22" style:family="paragraph" style:parent-style-name="Footer">
      <style:text-properties officeooo:paragraph-rsid="010f7046"/>
    </style:style>
    <style:style style:name="MP23" style:family="paragraph" style:parent-style-name="Footer">
      <style:text-properties officeooo:paragraph-rsid="01120261"/>
    </style:style>
    <style:style style:name="MP2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2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8" style:family="paragraph" style:parent-style-name="_5f_Header_20_D_20_page_20_impaire_20__28_D_29_">
      <style:text-properties officeooo:paragraph-rsid="01a13e78"/>
    </style:style>
    <style:style style:name="MP2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1" style:family="paragraph" style:parent-style-name="Header">
      <style:paragraph-properties fo:text-align="center" style:justify-single-word="false"/>
      <style:text-properties officeooo:paragraph-rsid="00ab054e"/>
    </style:style>
    <style:style style:name="MP3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4" style:family="paragraph" style:parent-style-name="Footer">
      <style:paragraph-properties fo:text-align="end" style:justify-single-word="false"/>
      <style:text-properties officeooo:paragraph-rsid="00d4df5c"/>
    </style:style>
    <style:style style:name="MP35" style:family="paragraph" style:parent-style-name="Footer">
      <style:paragraph-properties fo:text-align="start" style:justify-single-word="false"/>
      <style:text-properties officeooo:paragraph-rsid="00d4df5c"/>
    </style:style>
    <style:style style:name="MP36" style:family="paragraph" style:parent-style-name="_5f_Header_20_G_20_page_20_impaire_20__28_D_29_">
      <style:text-properties officeooo:paragraph-rsid="01259ec2"/>
    </style:style>
    <style:style style:name="MP37" style:family="paragraph" style:parent-style-name="_5f_Header_20_G_20_page_20_paire_20__28_G_29_">
      <style:text-properties officeooo:paragraph-rsid="00eb2abc"/>
    </style:style>
    <style:style style:name="MP38" style:family="paragraph" style:parent-style-name="_5f_Footer_20_page_20_paire_20__28_G_29_">
      <style:text-properties fo:font-size="9pt" style:font-size-asian="9pt" style:font-size-complex="9pt"/>
    </style:style>
    <style:style style:name="MP39" style:family="paragraph" style:parent-style-name="_5f_Header_20_N_20_page_20_impaire_20__28_D_29_">
      <style:paragraph-properties fo:text-align="start" style:justify-single-word="false"/>
    </style:style>
    <style:style style:name="MP40" style:family="paragraph" style:parent-style-name="Footer">
      <style:text-properties officeooo:paragraph-rsid="00d4df5c"/>
    </style:style>
    <style:style style:name="MP4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2" style:family="paragraph">
      <loext:graphic-properties draw:fill="solid" draw:fill-color="#d7e12c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9" style:family="paragraph" style:parent-style-name="Footer">
      <style:text-properties officeooo:paragraph-rsid="00863005"/>
    </style:style>
    <style:style style:name="MP6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4" style:family="paragraph" style:parent-style-name="_5f_Header_20_N_20_page_20_impaire_20__28_D_29_">
      <style:text-properties officeooo:rsid="0277791e" officeooo:paragraph-rsid="0277791e"/>
    </style:style>
    <style:style style:name="MP65" style:family="paragraph" style:parent-style-name="_5f_Header_20_N_20_page_20_impaire_20__28_D_29_">
      <style:text-properties officeooo:rsid="027aa87d" officeooo:paragraph-rsid="027aa87d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71" style:family="paragraph" style:parent-style-name="_5f_Header_20_G_20_page_20_paire_20__28_G_29_">
      <style:paragraph-properties fo:text-align="start" style:justify-single-word="false"/>
    </style:style>
    <style:style style:name="MP72" style:family="paragraph" style:parent-style-name="Footer">
      <style:text-properties officeooo:paragraph-rsid="030c4d7d"/>
    </style:style>
    <style:style style:name="MP73" style:family="paragraph" style:parent-style-name="_5f_Header_20_G_20_page_20_paire_20__28_G_29_">
      <style:text-properties officeooo:paragraph-rsid="0334a5be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75" style:family="paragraph" style:parent-style-name="Header">
      <style:paragraph-properties fo:text-align="start" style:justify-single-word="false"/>
      <style:text-properties officeooo:paragraph-rsid="0289fb01"/>
    </style:style>
    <style:style style:name="MP76" style:family="paragraph" style:parent-style-name="Footer">
      <style:text-properties officeooo:paragraph-rsid="00a59a60"/>
    </style:style>
    <style:style style:name="MP77" style:family="paragraph" style:parent-style-name="Footer">
      <style:text-properties officeooo:paragraph-rsid="004274bc"/>
    </style:style>
    <style:style style:name="MP78" style:family="paragraph" style:parent-style-name="Header">
      <style:paragraph-properties fo:text-align="center" style:justify-single-word="false"/>
      <style:text-properties officeooo:paragraph-rsid="00c10aa6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80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84" style:family="paragraph" style:parent-style-name="Footer">
      <style:text-properties officeooo:paragraph-rsid="00d8520c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8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7" style:family="paragraph" style:parent-style-name="Footer">
      <style:text-properties officeooo:paragraph-rsid="002aa84d"/>
    </style:style>
    <style:style style:name="MP8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9" style:family="paragraph">
      <loext:graphic-properties draw:fill="solid" draw:fill-color="#7fb241"/>
    </style:style>
    <style:style style:name="MP9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9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8d016c"/>
    </style:style>
    <style:style style:name="MT2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officeooo:rsid="01fe03f2"/>
    </style:style>
    <style:style style:name="MT6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7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11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3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7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8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9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20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4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27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3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34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3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36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3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38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9" style:family="text">
      <style:text-properties officeooo:rsid="010c4d3a"/>
    </style:style>
    <style:style style:name="MT40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2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4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5" style:family="text">
      <style:text-properties officeooo:rsid="00b6801f"/>
    </style:style>
    <style:style style:name="MT46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7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1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2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3" style:family="text">
      <style:text-properties fo:font-size="16pt" style:font-size-asian="16pt" style:font-size-complex="16pt"/>
    </style:style>
    <style:style style:name="MT54" style:family="text"/>
    <style:style style:name="MT5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6" style:family="text">
      <style:text-properties officeooo:rsid="01f8729d"/>
    </style:style>
    <style:style style:name="MT57" style:family="text">
      <style:text-properties officeooo:rsid="01b6dc57"/>
    </style:style>
    <style:style style:name="MT58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6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6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2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4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5" style:family="text">
      <style:text-properties officeooo:rsid="00b5d2d1"/>
    </style:style>
    <style:style style:name="MT66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7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71" style:family="text">
      <style:text-properties officeooo:rsid="015f088a"/>
    </style:style>
    <style:style style:name="MT72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4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7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77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78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79" style:family="text">
      <style:text-properties officeooo:rsid="0160d7ef"/>
    </style:style>
    <style:style style:name="MT80" style:family="text">
      <style:text-properties officeooo:rsid="02735980"/>
    </style:style>
    <style:style style:name="MT81" style:family="text">
      <style:text-properties officeooo:rsid="02757f12"/>
    </style:style>
    <style:style style:name="MT82" style:family="text">
      <style:text-properties officeooo:rsid="0272f9e5"/>
    </style:style>
    <style:style style:name="MT83" style:family="text">
      <style:text-properties officeooo:rsid="026ec296"/>
    </style:style>
    <style:style style:name="MT84" style:family="text">
      <style:text-properties officeooo:rsid="0268e0aa"/>
    </style:style>
    <style:style style:name="MT85" style:family="text">
      <style:text-properties officeooo:rsid="0072f07f"/>
    </style:style>
    <style:style style:name="MT8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8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90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9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2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4" style:family="text">
      <style:text-properties officeooo:rsid="014407b5"/>
    </style:style>
    <style:style style:name="MT95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9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99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00" style:family="text">
      <style:text-properties officeooo:rsid="0334a5be"/>
    </style:style>
    <style:style style:name="MT10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02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5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06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0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08" style:family="text">
      <style:text-properties officeooo:rsid="0315af39"/>
    </style:style>
    <style:style style:name="MT109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10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12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13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1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17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_5f_7_5f_SERIE_5f_M_5f_GAUCHE_5f_ET_5f_DROITE_5f_2COL" style:display-name="2_7_SERIE_M_GAUCHE_ET_DROITE_2COL" style:page-layout-name="Mpm10" draw:style-name="Mdp1">
      <style:header>
        <text:p text:style-name="MP1"><text:span text:style-name="MT1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0" draw:name="Shape4_17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96" draw:name="Shape4_18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93" draw:name="Shape4_18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1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10"><text:span text:style-name="MT1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64" draw:name="Shape4_1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65" draw:name="Shape4_15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66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15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5">Aires </text:span>: <text:span text:style-name="MT5">problèmes <text:s text:c="4"/></text:span></text:h>
      </style:footer>
      <style:footer-left>
        <text:p text:style-name="MP12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3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13"><text:span text:style-name="MT1"><text:s text:c="15"/>A</text:span>ires : Aire et unité</text:p>
      </style:header>
      <style:header-left>
        <text:p text:style-name="MP13"><text:span text:style-name="MT1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6" draw:name="Shape4_15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38" draw:name="Shape4_10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34" draw:name="Shape4_15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5" draw:name="Shape4_15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15"><text:span text:style-name="MT6">Conversions d’unités : </text:span><text:span text:style-name="MT7">Problèmes</text:span></text:p>
      </style:header>
      <style:header-left>
        <text:p text:style-name="MP15"><text:span text:style-name="MT6">Conversions d’unités : </text:span><text:span text:style-name="MT7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">problèmes</text:span></text:p></draw:text-box></draw:frame><draw:g text:anchor-type="paragraph" draw:z-index="140" draw:name="Shape4_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<text:span text:style-name="MT10">Conversions d’unités : </text:span><text:span text:style-name="MT9">problèmes</text:span></text:p></draw:text-box></draw:frame><draw:g text:anchor-type="paragraph" draw:z-index="137" draw:name="Shape4_142" draw:style-name="Mgr1"><draw:path draw:style-name="Mgr3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7">Problèmes</text:span></text:p>
      </style:header>
      <style:header-left>
        <text:p text:style-name="_5f_Header_20_N_20_page_20_paire_20__28_G_29_"><text:s/><text:span text:style-name="MT11">Conversions d’unités : </text:span><text:span text:style-name="MT7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">problèmes</text:span></text:p></draw:text-box></draw:frame><draw:g text:anchor-type="paragraph" draw:z-index="141" draw:name="Shape4_14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2">Conversions d’unités </text:span><text:span text:style-name="MT4">: </text:span><text:span text:style-name="MT12">problèmes</text:span></text:p></draw:text-box></draw:frame><draw:g text:anchor-type="paragraph" draw:z-index="139" draw:name="Shape4_63" draw:style-name="Mgr1"><draw:path draw:style-name="Mgr3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6">Conversions d’unités : </text:span><text:span text:style-name="MT13">Aires</text:span></text:p>
      </style:header>
      <style:header-left>
        <text:p text:style-name="_5f_Header_20_N_20_page_20_paire_20__28_G_29_"><text:span text:style-name="MT6">Conversions d’unités : </text:span><text:span text:style-name="MT13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">Conversions d’unités : </text:span><text:span text:style-name="MT14">Aires</text:span></text:h></draw:text-box></draw:frame><draw:g text:anchor-type="paragraph" draw:z-index="144" draw:name="Shape4_1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1">Conversions d’unités : </text:span><text:span text:style-name="MT13">Aires</text:span></text:p>
      </style:header>
      <style:header-left>
        <text:p text:style-name="Header"><text:s/><text:span text:style-name="MT11">Conversions d’unités : </text:span><text:span text:style-name="MT13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4">aires</text:span></text:p></draw:text-box></draw:frame><draw:g text:anchor-type="paragraph" draw:z-index="146" draw:name="Shape4_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42" draw:name="Shape4_15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3" draw:name="Shape4_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15">Vitesse</text:span></text:p>
      </style:header>
      <style:header-left>
        <text:p text:style-name="_5f_Header_20_N_20_page_20_impaire_20__28_D_29_"><text:span text:style-name="MT6">Conversions d’unités : </text:span><text:span text:style-name="MT1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6">vitesse</text:span><text:span text:style-name="MT4"> </text:span></text:p></draw:text-box></draw:frame><draw:g text:anchor-type="paragraph" draw:z-index="149" draw:name="Shape4_14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5" draw:name="Shape4_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16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17">Temps et durées</text:span></text:p>
      </style:header>
      <style:header-left>
        <text:p text:style-name="_5f_Header_20_N_20_page_20_impaire_20__28_D_29_"><text:s/><text:span text:style-name="MT11">Conversions d’unités : </text:span><text:span text:style-name="MT17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8">Temps et </text:span><text:span text:style-name="MT19">Durée</text:span><text:span text:style-name="MT4"> </text:span></text:p></draw:text-box></draw:frame><draw:g text:anchor-type="paragraph" draw:z-index="151" draw:name="Shape4_1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47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4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>
      <style:header-left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54" draw:name="Shape4_13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0" draw:name="Shape4_14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22">temps et </text:span><text:span text:style-name="MT23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1">Conversions d’unités : </text:span><text:span text:style-name="MT20">Temps et d</text:span><text:span text:style-name="MT21">urées</text:span></text:p>
      </style:header>
      <style:header-left>
        <text:p text:style-name="Header"><text:s/><text:span text:style-name="MT11">Conversions d’unités : </text:span><text:span text:style-name="MT20">Temps et d</text:span><text:span text:style-name="MT21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55" draw:name="Shape4_13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52" draw:name="Shape4_13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4">Capacités</text:span></text:p>
      </style:header>
      <style:header-left>
        <text:p text:style-name="_5f_Header_20_N_20_page_20_impaire_20__28_D_29_"><text:span text:style-name="MT6">Conversions d’unités : </text:span><text:span text:style-name="MT2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5">Capacités</text:span><text:span text:style-name="MT4"> </text:span></text:p></draw:text-box></draw:frame><draw:g text:anchor-type="paragraph" draw:z-index="158" draw:name="Shape4_14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1">Conversions d’unités : </text:span><text:span text:style-name="MT24">Capacités</text:span></text:p>
      </style:header>
      <style:header-left>
        <text:p text:style-name="Header"><text:s/><text:span text:style-name="MT11">Conversions d’unités : </text:span><text:span text:style-name="MT24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6">capacités</text:span><text:span text:style-name="MT4"> </text:span></text:p></draw:text-box></draw:frame><draw:g text:anchor-type="paragraph" draw:z-index="161" draw:name="Shape4_13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56" draw:name="Shape4_13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>
      <style:header-left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-left>
      <style:footer>
        <text:p text:style-name="MP17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8">Masses</text:span><text:span text:style-name="MT4"> </text:span></text:p></draw:text-box></draw:frame><draw:g text:anchor-type="paragraph" draw:z-index="164" draw:name="Shape4_12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g text:anchor-type="paragraph" draw:z-index="159" draw:name="Shape4_12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0" draw:name="Shape4_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29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27">masses</text:span></text:p>
      </style:header>
      <style:header-left>
        <text:p text:style-name="_5f_Header_20_N_20_page_20_impaire_20__28_D_29_"><text:s/><text:span text:style-name="MT11">Conversions d’unités : </text:span><text:span text:style-name="MT27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30">masses</text:span><text:span text:style-name="MT4"> </text:span></text:p></draw:text-box></draw:frame><draw:g text:anchor-type="paragraph" draw:z-index="167" draw:name="Shape4_12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12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3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8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6" draw:name="Shape4_10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32">Problèmes</text:span></text:p></draw:text-box></draw:frame></text:p>
      </style:footer>
      <style:footer-left>
        <text:p text:style-name="MP18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<text:span text:style-name="MT31">Périmètre : </text:span><text:span text:style-name="MT32">Problèmes</text:span></text:p></draw:text-box></draw:frame><draw:g text:anchor-type="paragraph" draw:z-index="172" draw:name="Shape4_1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77" draw:name="Shape4_10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4" draw:name="Shape4_12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1" draw:name="Shape3_16" draw:style-name="Mgr5" draw:text-style-name="MP20" svg:x1="12.726cm" svg:y1="0.399cm" svg:x2="20.496cm" svg:y2="0.36cm"><text:p/></draw:line><text:span text:style-name="MT33">Périmètre</text:span> : <text:span text:style-name="MT34">Périmètres et unités</text:span></text:p>
      </style:header>
      <style:header-left>
        <text:p text:style-name="MP21"><draw:line text:anchor-type="paragraph" draw:z-index="182" draw:name="Shape3_17" draw:style-name="Mgr5" draw:text-style-name="MP20" svg:x1="16.083cm" svg:y1="0.383cm" svg:x2="20.496cm" svg:y2="0.36cm"><text:p/></draw:line><text:span text:style-name="MT33">Périmètre</text:span> : <text:span text:style-name="MT34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78" draw:name="Shape4_1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1">Périmètre <text:s/>: </text:span><text:span text:style-name="MT3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83" draw:name="Shape4_1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9" draw:name="Shape4_2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26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7" draw:name="Shape3_11" draw:style-name="Mgr5" draw:text-style-name="MP20" svg:x1="12.45cm" svg:y1="0.362cm" svg:x2="20.497cm" svg:y2="0.36cm"><text:p/></draw:line><text:span text:style-name="MT33">Périmètre</text:span> : <text:span text:style-name="MT36">Mesurer, reporter</text:span></text:p>
      </style:header>
      <style:header-left>
        <text:p text:style-name="_5f_Header_20_M_20_page_20_impaire_20__28_D_29_"><draw:line text:anchor-type="paragraph" draw:z-index="188" draw:name="Shape3_20" draw:style-name="Mgr5" draw:text-style-name="MP20" svg:x1="12.45cm" svg:y1="0.362cm" svg:x2="20.497cm" svg:y2="0.36cm"><text:p/></draw:line><text:span text:style-name="MT33">Périmètre</text:span> : <text:span text:style-name="MT36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4" draw:name="Shape4_1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3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91" draw:name="Shape4_1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85" draw:name="Shape4_11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1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3">Périmètre</text:span> : <text:span text:style-name="MT33">Calculs sur une figure</text:span></text:p>
      </style:header>
      <style:header-left>
        <text:p text:style-name="_5f_Header_20_M_20_page_20_paire_20__28_G_29_"><text:span text:style-name="MT33">Périmètre</text:span> : <text:span text:style-name="MT33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4" draw:name="Shape4_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89" draw:name="Shape4_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0" draw:name="Shape4_96" draw:style-name="Mgr1"><draw:path draw:style-name="Mgr2" draw:text-style-name="MP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96" draw:name="Shape4_9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2" draw:name="Shape4_10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10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>
      <style:header-left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8" draw:name="Shape4_9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1">Proportionnalité et pourcentage : </text:span><text:span text:style-name="MT42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<text:span text:style-name="MT43">Proportionnalité et pourcentages : </text:span><text:span text:style-name="MT42">pourcentages</text:span></text:p></draw:text-box></draw:frame><draw:g text:anchor-type="paragraph" draw:z-index="195" draw:name="Shape4_112" draw:style-name="Mgr1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Proportionnalité et pourcentages : proportionalité</text:p></draw:text-box></draw:frame><draw:g text:anchor-type="paragraph" draw:z-index="200" draw:name="Shape4_2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: </text:p></draw:text-box></draw:frame><draw:g text:anchor-type="paragraph" draw:z-index="197" draw:name="Shape4_9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4">Utiliser des données</text:span> : <text:span text:style-name="MT44">Organiser</text:span> </text:p>
      </style:header>
      <style:header-left>
        <text:p text:style-name="MP28"><text:span text:style-name="MT44">Utiliser des données</text:span> : <text:span text:style-name="MT44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3" draw:name="Shape4_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08" draw:name="Shape4_7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>
      <style:header-left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15" draw:name="Shape4_74" draw:style-name="Mgr1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11" draw:name="Shape4_75" draw:style-name="Mgr1"><draw:path draw:style-name="Mgr4" draw:text-style-name="MP30" svg:width="0.855cm" svg:height="1.172cm" svg:x="-0.268cm" svg:y="-0.175cm" svg:viewBox="0 0 856 1173" svg:d="M856 1173h-856v-991c0-100 79-182 175-182h505c97 0 176 82 176 182z"><text:p/></draw:path></draw:g><draw:g text:anchor-type="paragraph" draw:z-index="212" draw:name="Shape4_25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1"><text:span text:style-name="MT51">Repères du plan : Se repérer</text:span> </text:p>
      </style:header>
      <style:header-left>
        <text:p text:style-name="MP31"><text:span text:style-name="MT51">Repères du plan : Se repérer</text:span> </text:p>
      </style:header-left>
      <style:footer>
        <text:p text:style-name="MP2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18" draw:name="Shape4_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4" draw:name="Shape4_11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4" draw:style-name="Mdp1">
      <style:header>
        <text:p text:style-name="_5f_Header_20_D_20_page_20_impaire_20__28_D_29_"><text:s/><text:span text:style-name="MT39">Utilis</text:span><text:span text:style-name="MT46">er des</text:span><text:span text:style-name="MT39"> données </text:span>: <text:span text:style-name="MT52">Représenter</text:span> </text:p>
      </style:header>
      <style:header-left>
        <text:p text:style-name="_5f_Header_20_D_20_page_20_paire_20__28_G_29_"><text:span text:style-name="_5f_Caractères"><text:span text:style-name="MT5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21" draw:name="Shape4_70" draw:style-name="Mgr1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16" draw:name="Shape4_91" draw:style-name="Mgr1"><draw:path draw:style-name="Mgr4" draw:text-style-name="MP30" svg:width="0.855cm" svg:height="1.172cm" svg:x="-0.268cm" svg:y="-0.175cm" svg:viewBox="0 0 856 1173" svg:d="M856 1173h-856v-991c0-100 79-182 175-182h505c97 0 176 82 176 182z"><text:p/></draw:path></draw:g><draw:g text:anchor-type="paragraph" draw:z-index="217" draw:name="Shape4_9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6" draw:name="Shape4_82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Résoudre des problèmes</text:p></draw:text-box></draw:frame><draw:g text:anchor-type="paragraph" draw:z-index="222" draw:name="Shape4_97" draw:style-name="Mgr1"><draw:path draw:style-name="Mgr3" draw:text-style-name="MP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28" draw:name="Shape4_6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24" draw:name="Shape4_8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7">Calculer : </text:span><text:span text:style-name="MT58">Distributiv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58">Distributivité</text:span><text:span text:style-name="MT57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35" draw:name="Shape4_7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6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37" draw:name="Shape4_6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33" draw:name="Shape4_8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8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9" draw:name="Shape4_6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63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63">critères de divisibilité</text:span></text:p></draw:text-box></draw:frame><draw:g text:anchor-type="paragraph" draw:z-index="236" draw:name="Shape4_65" draw:style-name="Mgr1"><draw:path draw:style-name="Mgr3" draw:text-style-name="MP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6"><text:span text:style-name="MT64">G</text:span>éométrie plane : Parallèles, perpendiculaires,<text:line-break/> distances</text:p>
      </style:header>
      <style:header-left>
        <text:p text:style-name="MP37"><text:s/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8">Géométrie plane : </text:span><text:span text:style-name="MT69">parallèles, perpendiculaires, </text:span><text:span text:style-name="MT70">distances</text:span></text:h></draw:text-box></draw:frame><draw:g text:anchor-type="paragraph" draw:z-index="241" draw:name="Shape4_59" draw:style-name="Mgr1"><draw:path draw:style-name="Mgr6" draw:text-style-name="MP2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8" text:outline-level="1"><text:span text:style-name="MT71">G</text:span>éométrie plane : Parallèles, perpendiculaires, distances</text:h></draw:text-box></draw:frame><draw:g text:anchor-type="paragraph" draw:z-index="238" draw:name="Shape4_62" draw:style-name="Mgr1"><draw:path draw:style-name="Mgr6" draw:text-style-name="MP2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7">Calculer : </text:span><text:span text:style-name="MT72">Diviser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72">Diviser</text:span><text:span text:style-name="MT57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draw:g text:anchor-type="paragraph" draw:z-index="244" draw:name="Shape4_51" draw:style-name="Mgr1"><draw:path draw:style-name="Mgr3" draw:text-style-name="MP8" svg:width="0.855cm" svg:height="1.172cm" svg:x="7.545cm" svg:y="-0.194cm" svg:viewBox="0 0 856 1173" svg:d="M856 1173h-856v-991c0-100 79-182 175-182h505c97 0 176 82 176 182z"><text:p/></draw:path></draw:g><text:span text:style-name="MT59">calculer</text:span><text:span text:style-name="MT60"> : </text:span><text:span text:style-name="MT73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73">diviser</text:span></text:p></draw:text-box></draw:frame><draw:g text:anchor-type="paragraph" draw:z-index="240" draw:name="Shape4_60" draw:style-name="Mgr1"><draw:path draw:style-name="Mgr3" draw:text-style-name="MP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6" draw:name="Shape4_5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5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9">Calculer : <text:span text:style-name="MT74">Multiplier</text:span> </text:p>
      </style:header>
      <style:header-left>
        <text:p text:style-name="MP39">Calculer : <text:span text:style-name="MT74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draw:g text:anchor-type="paragraph" draw:z-index="249" draw:name="Shape4_55" draw:style-name="Mgr1"><draw:path draw:style-name="Mgr3" draw:text-style-name="MP8" svg:width="0.855cm" svg:height="1.172cm" svg:x="7.535cm" svg:y="-0.178cm" svg:viewBox="0 0 856 1173" svg:d="M856 1173h-856v-991c0-100 79-182 175-182h505c97 0 176 82 176 182z"><text:p/></draw:path></draw:g><text:span text:style-name="MT59">calculer</text:span><text:span text:style-name="MT60"> : </text:span><text:span text:style-name="MT75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75">Multiplier</text:span></text:p></draw:text-box></draw:frame><draw:g text:anchor-type="paragraph" draw:z-index="245" draw:name="Shape4_262" draw:style-name="Mgr1"><draw:path draw:style-name="Mgr3" draw:text-style-name="MP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1" draw:name="Shape4_5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7" draw:name="Shape4_5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59">calculer</text:span><text:span text:style-name="MT60"> : </text:span><text:span text:style-name="MT59">additionner et soustraire</text:span></text:p></draw:text-box></draw:frame><draw:g text:anchor-type="paragraph" draw:z-index="253" draw:name="Shape4_47" draw:style-name="Mgr1"><draw:path draw:style-name="Mgr3" draw:text-style-name="MP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59">calculer</text:span><text:span text:style-name="MT60"> : </text:span><text:span text:style-name="MT59">additionner et soustraire</text:span></text:p></draw:text-box></draw:frame><draw:g text:anchor-type="paragraph" draw:z-index="250" draw:name="Shape4_261" draw:style-name="Mgr1"><draw:path draw:style-name="Mgr3" draw:text-style-name="MP8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2">Calculer</text:span> : <text:span text:style-name="MT2">Additionner et soustraire</text:span></text:p>
      </style:header>
      <style:header-left>
        <text:p text:style-name="_5f_Header_20_N_20_page_20_paire_20__28_G_29_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5" draw:name="Shape4_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4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41"><draw:path text:anchor-type="paragraph" draw:z-index="258" draw:name="Shape1_6" draw:style-name="Mgr7" draw:text-style-name="MP42" svg:width="4.329cm" svg:height="2.238cm" svg:x="-1.5cm" svg:y="-1.001cm" svg:viewBox="0 0 4330 2239" svg:d="M0 2239l3984-288c209-15 363-167 345-342l-170-1609h-4159z"><text:p/></draw:path><draw:line text:anchor-type="paragraph" draw:z-index="259" draw:name="Shape3_10" draw:style-name="Mgr8" draw:text-style-name="MP20" svg:x1="10.308cm" svg:y1="0.388cm" svg:x2="20.496cm" svg:y2="0.36cm"><text:p/></draw:line><text:span text:style-name="MT76">Fractions</text:span><text:span text:style-name="MT77"> : </text:span><text:span text:style-name="MT78">Problèmes</text:span><text:span text:style-name="MT77"> </text:span></text:p>
      </style:header>
      <style:header-left>
        <text:p text:style-name="MP41"><draw:line text:anchor-type="paragraph" draw:z-index="260" draw:name="Shape3_27" draw:style-name="Mgr8" draw:text-style-name="MP20" svg:x1="10.308cm" svg:y1="0.388cm" svg:x2="20.496cm" svg:y2="0.36cm"><text:p/></draw:line><draw:path text:anchor-type="paragraph" draw:z-index="254" draw:name="Shape1_10" draw:style-name="Mgr7" draw:text-style-name="MP42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6" draw:name="Shape4_4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66" draw:name="Shape4_4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4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44"><draw:line text:anchor-type="paragraph" draw:z-index="270" draw:name="Shape3_9" draw:style-name="Mgr8" draw:text-style-name="MP20" svg:x1="10.37cm" svg:y1="0.365cm" svg:x2="20.496cm" svg:y2="0.36cm"><text:p/></draw:line><draw:path text:anchor-type="paragraph" draw:z-index="271" draw:name="Shape1_4" draw:style-name="Mgr7" draw:text-style-name="MP42" svg:width="4.329cm" svg:height="2.238cm" svg:x="-1.5cm" svg:y="-7.4cm" svg:viewBox="0 0 4330 2239" svg:d="M0 2239l3984-288c209-15 363-167 345-342l-170-1609h-4159z"><text:p/></draw:path><text:span text:style-name="MT80">Fractions</text:span> : <text:span text:style-name="MT80">Opérations</text:span> </text:p>
      </style:header>
      <style:header-left>
        <text:p text:style-name="MP44"><draw:path text:anchor-type="paragraph" draw:z-index="272" draw:name="Shape1_8" draw:style-name="Mgr7" draw:text-style-name="MP42" svg:width="4.329cm" svg:height="2.238cm" svg:x="-1.5cm" svg:y="-7.4cm" svg:viewBox="0 0 4330 2239" svg:d="M0 2239l3984-288c209-15 363-167 345-342l-170-1609h-4159z"><text:p/></draw:path><draw:line text:anchor-type="paragraph" draw:z-index="265" draw:name="Shape3_26" draw:style-name="Mgr8" draw:text-style-name="MP20" svg:x1="10.37cm" svg:y1="0.365cm" svg:x2="20.496cm" svg:y2="0.36cm"><text:p/></draw:line><text:span text:style-name="MT80">Fractions</text:span> : <text:span text:style-name="MT80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7" draw:name="Shape4_3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3" draw:name="Shape4_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68" draw:name="Shape4_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4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6"><draw:line text:anchor-type="paragraph" draw:z-index="277" draw:name="Shape3_8" draw:style-name="Mgr8" draw:text-style-name="MP20" svg:x1="17.736cm" svg:y1="0.376cm" svg:x2="20.496cm" svg:y2="0.36cm"><text:p/></draw:line><text:span text:style-name="MT81">Fractions</text:span> : <text:span text:style-name="MT81">Fractions, décimaux et comparaison</text:span></text:p>
      </style:header>
      <style:header-left>
        <text:p text:style-name="MP46"><draw:line text:anchor-type="paragraph" draw:z-index="278" draw:name="Shape3_25" draw:style-name="Mgr8" draw:text-style-name="MP20" svg:x1="17.736cm" svg:y1="0.376cm" svg:x2="20.496cm" svg:y2="0.36cm"><text:p/></draw:line><text:span text:style-name="MT81">Fractions</text:span> : <text:span text:style-name="MT81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4" draw:name="Shape4_3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9" draw:name="Shape4_3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75" draw:name="Shape4_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3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8"><draw:line text:anchor-type="paragraph" draw:z-index="283" draw:name="Shape3_24" draw:style-name="Mgr8" draw:text-style-name="MP20" svg:x1="11.52cm" svg:y1="0.376cm" svg:x2="20.496cm" svg:y2="0.36cm"><text:p/></draw:line><text:span text:style-name="MT82">Fractions</text:span> : <text:span text:style-name="MT82">Droite graduée</text:span></text:p>
      </style:header>
      <style:header-left>
        <text:p text:style-name="MP48"><draw:line text:anchor-type="paragraph" draw:z-index="284" draw:name="Shape3_28" draw:style-name="Mgr8" draw:text-style-name="MP20" svg:x1="11.52cm" svg:y1="0.376cm" svg:x2="20.496cm" svg:y2="0.36cm"><text:p/></draw:line><text:span text:style-name="MT82">Fractions</text:span> : <text:span text:style-name="MT82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0" draw:name="Shape4_3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86" draw:name="Shape4_2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3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3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50"><draw:line text:anchor-type="paragraph" draw:z-index="290" draw:name="Shape3_14" draw:style-name="Mgr8" draw:text-style-name="MP20" svg:x1="12.876cm" svg:y1="0.392cm" svg:x2="20.496cm" svg:y2="0.36cm"><text:p/></draw:line><draw:path text:anchor-type="paragraph" draw:z-index="291" draw:name="Shape1_3" draw:style-name="Mgr7" draw:text-style-name="MP42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>
      <style:header-left>
        <text:p text:style-name="MP50"><draw:line text:anchor-type="paragraph" draw:z-index="292" draw:name="Shape3_23" draw:style-name="Mgr8" draw:text-style-name="MP20" svg:x1="12.876cm" svg:y1="0.392cm" svg:x2="20.496cm" svg:y2="0.36cm"><text:p/></draw:line><draw:path text:anchor-type="paragraph" draw:z-index="285" draw:name="Shape1_7" draw:style-name="Mgr7" draw:text-style-name="MP42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87" draw:name="Shape4_2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7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94" draw:name="Shape4_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88" draw:name="Shape4_2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52"><draw:path text:anchor-type="paragraph" draw:z-index="297" draw:name="Shape1_1" draw:style-name="Mgr7" draw:text-style-name="MP42" svg:width="4.329cm" svg:height="2.238cm" svg:x="-1.8cm" svg:y="-8.982cm" svg:viewBox="0 0 4330 2239" svg:d="M0 2239l3984-288c209-15 363-167 345-342l-170-1609h-4159z"><text:p/></draw:path><draw:line text:anchor-type="paragraph" draw:z-index="298" draw:name="Shape3_13" draw:style-name="Mgr8" draw:text-style-name="MP20" svg:x1="15.337cm" svg:y1="0.36cm" svg:x2="20.496cm" svg:y2="0.36cm"><text:p/></draw:line><text:span text:style-name="MT84">Fractions</text:span> : <text:span text:style-name="MT84">Représentation géométrique</text:span></text:p>
      </style:header>
      <style:header-left>
        <text:p text:style-name="MP52"><draw:line text:anchor-type="paragraph" draw:z-index="299" draw:name="Shape3_21" draw:style-name="Mgr8" draw:text-style-name="MP20" svg:x1="15.337cm" svg:y1="0.36cm" svg:x2="20.496cm" svg:y2="0.36cm"><text:p/></draw:line><draw:path text:anchor-type="paragraph" draw:z-index="293" draw:name="Shape1_13" draw:style-name="Mgr7" draw:text-style-name="MP42" svg:width="4.329cm" svg:height="2.238cm" svg:x="-1.8cm" svg:y="-8.982cm" svg:viewBox="0 0 4330 2239" svg:d="M0 2239l3984-288c209-15 363-167 345-342l-170-1609h-4159z"><text:p/></draw:path><text:span text:style-name="MT84">Fractions</text:span> : <text:span text:style-name="MT84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text:span text:style-name="MT7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0" draw:name="Shape4_2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95" draw:name="Shape4_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54"><draw:line text:anchor-type="paragraph" draw:z-index="304" draw:name="Shape3_5" draw:style-name="Mgr8" draw:text-style-name="MP20" svg:x1="18.701cm" svg:y1="0.36cm" svg:x2="20.497cm" svg:y2="0.36cm"><text:p/></draw:line><text:span text:style-name="MT85">Nombres entiers et décimaux</text:span> : <text:span text:style-name="MT85">Comparer, encadrer</text:span></text:p>
      </style:header>
      <style:header-left>
        <text:p text:style-name="MP54"><draw:line text:anchor-type="paragraph" draw:z-index="305" draw:name="Shape3_6" draw:style-name="Mgr8" draw:text-style-name="MP20" svg:x1="18.701cm" svg:y1="0.36cm" svg:x2="20.497cm" svg:y2="0.36cm"><text:p/></draw:line><text:span text:style-name="MT85">Nombres entiers et décimaux</text:span> : <text:span text:style-name="MT85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01" draw:name="Shape4_1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7" draw:name="Shape4_1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2" draw:name="Shape4_2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6"><draw:line text:anchor-type="paragraph" draw:z-index="310" draw:name="Shape3_2" draw:style-name="Mgr8" draw:text-style-name="MP20" svg:x1="16.083cm" svg:y1="0.383cm" svg:x2="20.496cm" svg:y2="0.36cm"><text:p/></draw:line>Nombres entiers et décimaux : Numération</text:p>
      </style:header>
      <style:header-left>
        <text:p text:style-name="MP56"><draw:line text:anchor-type="paragraph" draw:z-index="311" draw:name="Shape3_3" draw:style-name="Mgr9" draw:text-style-name="MP20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12" draw:name="Shape4_4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<text:span text:style-name="MT79">N</text:span>ombres entiers et décimaux : numération</text:p></draw:text-box></draw:frame></text:p>
      </style:footer>
      <style:footer-left>
        <text:p text:style-name="MP2"><draw:g text:anchor-type="paragraph" draw:z-index="306" draw:name="Shape4_8" draw:style-name="Mgr1"><draw:path draw:style-name="Mgr3" draw:text-style-name="MP8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<text:span text:style-name="MT7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13" draw:name="Shape4_7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8" draw:name="Shape4_11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9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8"><draw:line text:anchor-type="paragraph" draw:z-index="317" draw:name="Shape3_15" draw:style-name="Mgr8" draw:text-style-name="MP20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>
      <style:header-left>
        <text:p text:style-name="MP58"><draw:line text:anchor-type="paragraph" draw:z-index="318" draw:name="Shape3_19" draw:style-name="Mgr8" draw:text-style-name="MP20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14" draw:name="Shape4_15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Character_5f_20_5f_style"><text:span text:style-name="MT86">×</text:span></text:span><text:span text:style-name="MT8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1" draw:name="Shape4_1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15" draw:name="Shape4_10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1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4" draw:name="Shape4_1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19" draw:name="Shape4_1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8"><draw:line text:anchor-type="paragraph" draw:z-index="325" draw:name="Shape3_22" draw:style-name="Mgr10" draw:text-style-name="MP20" svg:x1="16.575cm" svg:y1="0cm" svg:x2="19.073cm" svg:y2="0cm"><text:p/></draw:line><text:span text:style-name="MT77">Nombres entiers et décimaux : </text:span><text:span text:style-name="MT90">La droite graduée</text:span></text:p>
      </style:header>
      <style:header-left>
        <text:p text:style-name="MP58"><draw:line text:anchor-type="paragraph" draw:z-index="326" draw:name="Shape3_37" draw:style-name="Mgr8" draw:text-style-name="MP20" svg:x1="17.999cm" svg:y1="0.36cm" svg:x2="20.497cm" svg:y2="0.36cm"><text:p/></draw:line><text:span text:style-name="MT77">Nombres entiers et décimaux : </text:span><text:span text:style-name="MT90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3" draw:name="Shape4_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MT91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22" draw:name="Shape4_1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MT9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23" draw:name="Shape4_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19" draw:name="Shape4_7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7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1" draw:name="Shape4_67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93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93">priorités opératoires</text:span></text:p></draw:text-box></draw:frame><draw:g text:anchor-type="paragraph" draw:z-index="227" draw:name="Shape4_69" draw:style-name="Mgr1"><draw:path draw:style-name="Mgr3" draw:text-style-name="MP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5" draw:style-name="Mdp1">
      <style:header>
        <text:p text:style-name="_5f_Header_20_D_20_page_20_impaire_20__28_D_29_">Proportionnalité et pourcentage : <text:span text:style-name="MT94">P</text:span>roportionnalité </text:p>
      </style:header>
      <style:header-left>
        <text:p text:style-name="_5f_Header_20_D_20_page_20_paire_20__28_G_29_"><text:span text:style-name="MT38"><text:tab/>Proportionnalité et pourcentage</text:span><text:span text:style-name="MT39"> </text:span>: <text:span text:style-name="MT38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draw:g text:anchor-type="paragraph" draw:z-index="202" draw:name="Shape4_73" draw:style-name="Mgr1"><draw:path draw:style-name="Mgr4" draw:text-style-name="MP3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3"><draw:g text:anchor-type="paragraph" draw:z-index="199" draw:name="Shape4_8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Proportionnalité et pourcentages : proportionalité</text:p></draw:text-box></draw:frame><draw:g text:anchor-type="paragraph" draw:z-index="205" draw:name="Shape4_22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: </text:p></draw:text-box></draw:frame><draw:g text:anchor-type="paragraph" draw:z-index="201" draw:name="Shape4_25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06" draw:name="Shape4_7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03" draw:name="Shape4_10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0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9" draw:name="Shape3_4" draw:style-name="Mgr5" draw:text-style-name="MP20" svg:x1="12.104cm" svg:y1="0.392cm" svg:x2="20.497cm" svg:y2="0.36cm"><text:p/></draw:line><text:span text:style-name="MT33">Périmètre</text:span> : <text:span text:style-name="MT95">Coder et calculer</text:span></text:p>
      </style:header>
      <style:header-left>
        <text:p text:style-name="_5f_Header_20_M_20_page_20_impaire_20__28_D_29_"><draw:line text:anchor-type="paragraph" draw:z-index="210" draw:name="Shape3_18" draw:style-name="Mgr5" draw:text-style-name="MP20" svg:x1="12.104cm" svg:y1="0.392cm" svg:x2="20.497cm" svg:y2="0.36cm"><text:p/></draw:line><text:span text:style-name="MT33">Périmètre</text:span> : <text:span text:style-name="MT95">Coder et calculer</text:span></text:p>
      </style:header-left>
      <style:footer>
        <text:p text:style-name="MP2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3"><draw:g text:anchor-type="paragraph" draw:z-index="207" draw:name="Shape4_1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9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1">Conversions d’unités : longueurs</text:span></text:p>
      </style:header>
      <style:header-left>
        <text:p text:style-name="_5f_Header_20_N_20_page_20_impaire_20__28_D_29_"><text:s/><text:span text:style-name="MT11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longueurs</text:span><text:span text:style-name="MT4"> </text:span></text:p></draw:text-box></draw:frame><draw:g text:anchor-type="paragraph" draw:z-index="170" draw:name="Shape4_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5" draw:name="Shape4_12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Conversions d’unités : longueurs</text:p></draw:text-box></draw:frame><draw:g text:anchor-type="paragraph" draw:z-index="171" draw:name="Shape4_1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68" draw:name="Shape4_13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169" draw:name="Shape4_177" draw:style-name="Mgr1"><draw:path draw:style-name="Mgr3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64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6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3" draw:name="Shape4_145" draw:style-name="Mgr1"><draw:path draw:style-name="Mgr3" draw:text-style-name="MP8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7">Volume</text:span><text:span text:style-name="MT4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68" draw:name="Shape4_16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69" draw:name="Shape4_1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16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66"><text:span text:style-name="MT1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1" draw:name="Shape4_16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98">Aires</text:span><text:span text:style-name="MT31"> <text:s/>: </text:span><text:span text:style-name="MT98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67"><text:span text:style-name="MT33"><text:s text:c="15"/>A</text:span><text:span text:style-name="MT99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5" draw:name="Shape4_16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92" draw:name="Shape4_1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89" draw:name="Shape4_16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0" draw:name="Shape4_16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91" draw:name="Shape4_17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85" draw:name="Shape4_17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86" draw:name="Shape4_17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69"><text:span text:style-name="MT1"><text:s text:c="15"/></text:span>Aires de disques</text:p>
      </style:header>
      <style:footer>
        <text:p text:style-name="MP2"><draw:frame draw:style-name="Mfr1" draw:name="Frame254" text:anchor-type="paragraph" svg:y="-0.06cm" draw:z-index="87"><draw:text-box fo:min-height="0.499cm" fo:min-width="7.096cm"><draw:frame draw:style-name="Mfr2" draw:name="Frame255" text:anchor-type="frame" svg:x="0.45cm" svg:y="0.079cm" svg:width="0.817cm" draw:z-index="88"><draw:text-box fo:min-height="0.355cm"><text:p text:style-name="MP3"><text:page-number text:select-page="current">207</text:page-number></text:p></draw:text-box></draw:frame><text:p text:style-name="MP70">Aires : Aires de disques</text:p></draw:text-box></draw:frame><draw:g text:anchor-type="paragraph" draw:z-index="341" draw:name="Shape4_118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p>
      </style:footer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5" draw:name="Shape3_7" draw:style-name="Mgr11" draw:text-style-name="MP20" svg:x1="15.12cm" svg:y1="0.36cm" svg:x2="20.496cm" svg:y2="0.36cm"><text:p/></draw:line><text:s/><text:span text:style-name="MT100">Angles : </text:span>Angles : <text:span text:style-name="MT101">Comprendre la notion d’angle</text:span></text:p>
      </style:header>
      <style:header-left>
        <text:p text:style-name="MP71"><draw:line text:anchor-type="paragraph" draw:z-index="6" draw:name="Shape3_29" draw:style-name="Mgr11" draw:text-style-name="MP20" svg:x1="15.12cm" svg:y1="0.36cm" svg:x2="20.496cm" svg:y2="0.36cm"><text:p/></draw:line>Angles : <text:span text:style-name="MT101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02">Angles : </text:span><text:span text:style-name="MT104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5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73"><draw:line text:anchor-type="paragraph" draw:z-index="340" draw:name="Shape3_33" draw:style-name="Mgr11" draw:text-style-name="MP20" svg:x1="15.12cm" svg:y1="0.36cm" svg:x2="20.496cm" svg:y2="0.36cm"><text:p/></draw:line><text:s/><text:span text:style-name="MT106">Angles</text:span> : <text:span text:style-name="MT101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07">Angles</text:span><text:span text:style-name="MT4"> : </text:span><text:span text:style-name="MT107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9" draw:name="Shape3_35" draw:style-name="Mgr11" draw:text-style-name="MP20" svg:x1="11.344cm" svg:y1="0.358cm" svg:x2="20.497cm" svg:y2="0.36cm"><text:p/></draw:line><text:span text:style-name="MT108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8" draw:name="Shape4_1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35" draw:name="Shape4_18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18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7" draw:name="Shape3_30" draw:style-name="Mgr11" draw:text-style-name="MP20" svg:x1="11.435cm" svg:y1="0.388cm" svg:x2="20.496cm" svg:y2="0.36cm"><text:p/></draw:line><text:span text:style-name="MT109">Angles</text:span> : <text:span text:style-name="MT109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3" draw:name="Shape4_17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10">Angles </text:span><text:span text:style-name="MT4">: </text:span><text:span text:style-name="MT110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2" draw:name="Shape3_31" draw:style-name="Mgr11" draw:text-style-name="MP20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4" draw:name="Shape3_32" draw:style-name="Mgr11" draw:text-style-name="MP20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1" draw:name="Shape4_18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7" draw:name="Shape4_18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9" draw:name="Shape3_34" draw:style-name="Mgr11" draw:text-style-name="MP20" svg:x1="15.448cm" svg:y1="0.365cm" svg:x2="20.496cm" svg:y2="0.36cm"><text:p/></draw:line><text:span text:style-name="MT112">Angles</text:span><text:span text:style-name="MT113"> : </text:span><text:span text:style-name="MT114">Calculer des mesures d’angle</text:span></text:p>
      </style:header>
      <style:header-left>
        <text:p text:style-name="_5f_Header_20_G_20_page_20_paire_20__28_G_29_"><draw:line text:anchor-type="paragraph" draw:z-index="330" draw:name="Shape3_36" draw:style-name="Mgr11" draw:text-style-name="MP20" svg:x1="15.448cm" svg:y1="0.365cm" svg:x2="20.496cm" svg:y2="0.36cm"><text:p/></draw:line><text:span text:style-name="MT112">Angles : </text:span><text:span text:style-name="MT114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5">Calculer des </text:span><text:span text:style-name="MT111">Mesure</text:span><text:span text:style-name="MT115">s</text:span><text:span text:style-name="MT11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6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75"><draw:line text:anchor-type="paragraph" draw:z-index="263" draw:name="Shape3_39" draw:style-name="Mgr8" draw:text-style-name="MP20" svg:x1="10.308cm" svg:y1="0.388cm" svg:x2="20.496cm" svg:y2="0.36cm"><text:p/></draw:line><draw:path text:anchor-type="paragraph" draw:z-index="264" draw:name="Shape1_12" draw:style-name="Mgr7" draw:text-style-name="MP42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57" draw:name="Shape4_25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32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29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3" draw:name="Shape4_216" draw:style-name="Mgr1"><draw:path draw:style-name="Mgr6" draw:text-style-name="MP2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31" draw:name="Shape4_21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32" draw:name="Shape4_21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29" draw:name="Shape4_21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0" draw:name="Shape4_211" draw:style-name="Mgr1"><draw:path draw:style-name="Mgr6" draw:text-style-name="MP2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7">coder</text:span></text:p></draw:text-box></draw:frame><draw:g text:anchor-type="paragraph" draw:z-index="127" draw:name="Shape4_212" draw:style-name="Mgr1"><draw:path draw:style-name="Mgr6" draw:text-style-name="MP26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header-left>
        <text:p text:style-name="MP78"><text:span text:style-name="MT122">Géométrie plane</text:span><text:span text:style-name="MT123"> : </text:span><text:span text:style-name="MT124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28" draw:name="Shape4_20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25" draw:name="Shape4_21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26" draw:name="Shape4_20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69">Parallèles, perpendiculaires, </text:span><text:span text:style-name="MT70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draw:g text:anchor-type="paragraph" draw:z-index="123" draw:name="Shape4_206" draw:style-name="Mgr1"><draw:path draw:style-name="Mgr6" draw:text-style-name="MP2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24" draw:name="Shape4_205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21" draw:name="Shape4_15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5" draw:style-name="Mdp1">
      <style:header>
        <text:p text:style-name="_5f_Header_20_G_20_page_20_impaire_20__28_D_29_"><text:span text:style-name="MT6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2" draw:name="Shape4_15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19" draw:name="Shape4_15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20" draw:name="Shape4_14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17" draw:name="Shape4_15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5" draw:style-name="Mdp1">
      <style:header>
        <text:p text:style-name="_5f_Header_20_G_20_page_20_paire_20__28_G_29_"><text:span text:style-name="MT64">Géométrie plane</text:span> : <text:span text:style-name="MT64">Points, droites </text:span><text:span text:style-name="MT135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8" draw:name="Shape4_20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Géométrie plane : points, droites <text:span text:style-name="MT136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5" draw:name="Shape4_20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16" draw:name="Shape4_200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13" draw:name="Shape4_201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1"><text:span text:style-name="MT5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4" draw:name="Shape4_19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1" draw:name="Shape4_19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">Repères du plan : Se </text:span><text:span text:style-name="MT140">déplacer</text:span></text:p></draw:text-box></draw:frame><draw:g text:anchor-type="paragraph" draw:z-index="112" draw:name="Shape4_192" draw:style-name="Mgr1"><draw:path draw:style-name="Mgr6" draw:text-style-name="MP2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4">Repères du plan : se </text:span><text:span text:style-name="MT140">déplacer</text:span></text:p></draw:text-box></draw:frame><draw:g text:anchor-type="paragraph" draw:z-index="109" draw:name="Shape4_193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1"><text:span text:style-name="MT5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0" draw:name="Shape4_19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07" draw:name="Shape4_19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5">R</text:span>epères du plan : Se repérer</text:p>
      </style:header>
      <style:header-left>
        <text:p text:style-name="_5f_Header_20_G_20_page_20_paire_20__28_G_29_"><text:span text:style-name="MT45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Repères du plan : Se repérer</text:p></draw:text-box></draw:frame><draw:g text:anchor-type="paragraph" draw:z-index="108" draw:name="Shape4_117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Repères du plan : se repérer</text:p></draw:text-box></draw:frame><draw:g text:anchor-type="paragraph" draw:z-index="105" draw:name="Shape4_18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5" draw:style-name="Mdp1">
      <style:header>
        <text:p text:style-name="MP86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6" draw:name="Shape4_1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4" draw:style-name="Mdp1">
      <style:header>
        <text:p text:style-name="MP88"><draw:line text:anchor-type="paragraph" draw:z-index="102" draw:name="Shape7_8" draw:style-name="Mgr5" draw:text-style-name="MP20" svg:x1="9.042cm" svg:y1="0.36cm" svg:x2="20.461cm" svg:y2="0.36cm"><text:p/></draw:line><draw:path text:anchor-type="paragraph" draw:z-index="103" draw:name="Shape5_1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04" draw:name="Shape6_2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T<text:span text:style-name="MT143">itre de la série</text:span></text:p>
      </style:header>
      <style:header-left>
        <text:p text:style-name="MP88"><draw:line text:anchor-type="paragraph" draw:z-index="97" draw:name="Shape7_9" draw:style-name="Mgr5" draw:text-style-name="MP20" svg:x1="9.042cm" svg:y1="0.36cm" svg:x2="20.461cm" svg:y2="0.36cm"><text:p/></draw:line><draw:path text:anchor-type="paragraph" draw:z-index="98" draw:name="Shape5_2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99" draw:name="Shape6_5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T<text:span text:style-name="MT143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1" draw:name="Shape8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1COL" style:display-name="3_2_SERIE_M_GAUCHE_ET_DROITE_1COL" style:page-layout-name="Mpm14" draw:style-name="Mdp1">
      <style:header>
        <text:p text:style-name="MP88"><draw:path text:anchor-type="paragraph" draw:z-index="78" draw:name="Shape5_3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79" draw:name="Shape6_3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line text:anchor-type="paragraph" draw:z-index="80" draw:name="Shape7_6" draw:style-name="Mgr5" draw:text-style-name="MP20" svg:x1="9.042cm" svg:y1="0.36cm" svg:x2="20.461cm" svg:y2="0.36cm"><text:p/></draw:line>T<text:span text:style-name="MT143">itre de la série</text:span></text:p>
      </style:header>
      <style:header-left>
        <text:p text:style-name="MP88"><draw:path text:anchor-type="paragraph" draw:z-index="82" draw:name="Shape5_4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83" draw:name="Shape6_4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line text:anchor-type="paragraph" draw:z-index="84" draw:name="Shape7_3" draw:style-name="Mgr5" draw:text-style-name="MP20" svg:x1="9.042cm" svg:y1="0.36cm" svg:x2="20.461cm" svg:y2="0.36cm"><text:p/></draw:line>T<text:span text:style-name="MT143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1" draw:name="Shape8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5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3089015091" text:style-name="_5f_Numérotation_20_des_20_exercices">
          <text:list-item>
            <text:list>
              <text:list-item>
                <text:p text:style-name="MP91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76" draw:name="Shape4_174" draw:style-name="Mgr1"><draw:path draw:style-name="Mgr2" draw:text-style-name="MP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5532723905836" text:continue-numbering="true" text:style-name="_5f_Numérotation_20_des_20_exercices">
          <text:list-item>
            <text:list>
              <text:list-item>
                <text:p text:style-name="MP91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77" draw:name="Shape4_175" draw:style-name="Mgr1"><draw:path draw:style-name="Mgr2" draw:text-style-name="MP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74" draw:name="Shape4_19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75" draw:name="Shape4_19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5" draw:style-name="Mdp1">
      <style:header>
        <text:p text:style-name="MP92"><text:span text:style-name="MT64">Géométrie plane</text:span> : <text:span text:style-name="MT148">D</text:span><text:span text:style-name="MT64">roites, </text:span><text:span text:style-name="MT149">demi-droites </text:span><text:span text:style-name="MT150">&amp; </text:span><text:span text:style-name="MT149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72" draw:name="Shape4_19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68">droites, </text:span><text:span text:style-name="MT151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3" draw:name="Shape4_19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droites, </text:span><text:span text:style-name="MT151">DEMI-droites et segments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62" draw:name="Shape10_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63" draw:name="Shape10_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5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0" draw:name="Shape4_20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1" draw:name="Shape4_20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4" draw:style-name="Mdp1">
      <style:header>
        <text:p text:style-name="MP98"><draw:line text:anchor-type="paragraph" draw:z-index="56" draw:name="Shape9_1" draw:style-name="Mgr11" draw:text-style-name="MP20" svg:x1="11.559cm" svg:y1="0.36cm" svg:x2="20.5cm" svg:y2="0.36cm"><text:p/></draw:line><draw:frame text:anchor-type="paragraph" draw:z-index="57" draw:name="Shape8_6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path text:anchor-type="paragraph" draw:z-index="58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9" draw:name="Shape10_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5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55" draw:name="Shape4_21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4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4" draw:name="Shape4_218" draw:style-name="Mgr1"><draw:path draw:style-name="Mgr6" draw:text-style-name="MP2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5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52" draw:name="Shape4_22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3" draw:name="Shape4_21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50" draw:name="Shape10_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51" draw:name="Shape10_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5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9" draw:name="Shape4_22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5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47" draw:name="Shape4_25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48" draw:name="Shape4_256" draw:style-name="Mgr1"><draw:path draw:style-name="Mgr6" draw:text-style-name="MP2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header-left>
        <text:p text:style-name="MP80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45" draw:name="Shape4_225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46" draw:name="Shape4_25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5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3" draw:name="Shape4_22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44" draw:name="Shape4_25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4" draw:style-name="Mdp1">
      <style:header>
        <text:p text:style-name="_5f_Header_20_G_20_page_20_impaire_20__28_D_29_"><text:span text:style-name="MT133">Solides : </text:span><text:span text:style-name="MT169">Patrons</text:span></text:p>
      </style:header>
      <style:header-left>
        <text:p text:style-name="_5f_Header_20_G_20_page_20_paire_20__28_G_29_"><text:span text:style-name="MT133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<text:span text:style-name="MT170">patrons</text:span></text:p></draw:text-box></draw:frame><draw:g text:anchor-type="paragraph" draw:z-index="41" draw:name="Shape4_22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2" draw:name="Shape4_252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5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39" draw:name="Shape4_22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40" draw:name="Shape4_25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4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37" draw:name="Shape4_24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38" draw:name="Shape4_25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5" draw:name="Shape4_247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6" draw:name="Shape4_248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33" draw:name="Shape4_24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34" draw:name="Shape4_246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1" draw:name="Shape4_24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2" draw:name="Shape4_24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9" draw:name="Shape4_24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30" draw:name="Shape4_24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9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7" draw:name="Shape4_22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28" draw:name="Shape4_24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5">S</text:span><text:span text:style-name="MT6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5" draw:name="Shape4_23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5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26" draw:name="Shape4_23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3" draw:name="Shape4_23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4" draw:name="Shape4_23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7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7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21" draw:name="Shape4_23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5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22" draw:name="Shape4_23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9" draw:name="Shape4_232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0" draw:name="Shape4_233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5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17" draw:name="Shape4_23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5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8" draw:name="Shape4_23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5" draw:name="Shape4_228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6" draw:name="Shape4_22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5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3" draw:name="Shape4_4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5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4" draw:name="Shape4_22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7" draw:name="Shape3_1" draw:style-name="Mgr15" draw:text-style-name="MP20" svg:x1="10.893cm" svg:y1="0.403cm" svg:x2="20.503cm" svg:y2="0.327cm"><text:p/></draw:line><draw:path text:anchor-type="char" draw:z-index="8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1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0" draw:name="Shape3_38" draw:style-name="Mgr15" draw:text-style-name="MP20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9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Résoudre des problèmes</text:p></draw:text-box></draw:frame><draw:g text:anchor-type="paragraph" draw:z-index="12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6H35M27S</meta:editing-duration>
    <meta:editing-cycles>204</meta:editing-cycles>
    <meta:generator>LibreOffice/7.1.5.2$Windows_X86_64 LibreOffice_project/85f04e9f809797b8199d13c421bd8a2b025d52b5</meta:generator>
    <dc:date>2021-08-24T13:55:30.582000000</dc:date>
    <meta:document-statistic meta:table-count="3" meta:image-count="0" meta:object-count="0" meta:page-count="1" meta:paragraph-count="798" meta:word-count="2923" meta:character-count="18577" meta:non-whitespace-character-count="16035"/>
    <meta:template xlink:type="simple" xlink:actuate="onRequest" xlink:title="lycee_v3" xlink:href="../../fichiers%20définitifs/Modele_cahier.ott" meta:date="2021-07-09T13:45:32.011278978"/>
  </office:meta>
</office:document-meta>
</file>